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01000000156481E2D4.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F" svg:font-family="" style:font-family-generic="roman"/>
    <style:font-face style:name="Calibri" svg:font-family="Calibri" style:font-family-generic="swiss"/>
    <style:font-face style:name="Helvetica" svg:font-family="Helvetica"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6cm" svg:stroke-color="#ffffff" draw:stroke-linejoin="round" svg:stroke-linecap="round" draw:fill="solid" draw:fill-color="#ffffff" fo:padding-top="0.018cm" fo:padding-bottom="0.018cm" fo:padding-left="0.018cm" fo:padding-right="0.018cm"/>
    </style:style>
    <style:style style:name="gr3" style:family="graphic" style:parent-style-name="standard">
      <style:graphic-properties draw:stroke="solid" svg:stroke-width="0.036cm" svg:stroke-color="#fafafa" draw:stroke-linejoin="round" svg:stroke-linecap="butt" draw:fill="none" fo:padding-top="0.018cm" fo:padding-bottom="0.018cm" fo:padding-left="0.018cm" fo:padding-right="0.018cm"/>
    </style:style>
    <style:style style:name="gr4" style:family="graphic" style:parent-style-name="standard">
      <style:graphic-properties draw:stroke="solid" svg:stroke-width="0.014cm" svg:stroke-color="#e5e5e5" draw:stroke-linejoin="round" svg:stroke-linecap="butt" draw:fill="none" fo:padding-top="0.007cm" fo:padding-bottom="0.007cm" fo:padding-left="0.007cm" fo:padding-right="0.007cm"/>
    </style:style>
    <style:style style:name="gr5" style:family="graphic" style:parent-style-name="standard">
      <style:graphic-properties draw:stroke="solid" svg:stroke-width="0.024cm" svg:stroke-color="#6765b0" draw:stroke-linejoin="round" svg:stroke-linecap="round" draw:fill="solid" draw:fill-color="#6765b0" fo:padding-top="0.012cm" fo:padding-bottom="0.012cm" fo:padding-left="0.012cm" fo:padding-right="0.012cm"/>
    </style:style>
    <style:style style:name="gr6" style:family="graphic" style:parent-style-name="standard">
      <style:graphic-properties draw:stroke="solid" svg:stroke-width="0.024cm" svg:stroke-color="#403397" draw:stroke-linejoin="round" svg:stroke-linecap="round" draw:fill="solid" draw:fill-color="#403397" fo:padding-top="0.012cm" fo:padding-bottom="0.012cm" fo:padding-left="0.012cm" fo:padding-right="0.012cm"/>
    </style:style>
    <style:style style:name="gr7" style:family="graphic" style:parent-style-name="standard">
      <style:graphic-properties draw:stroke="solid" svg:stroke-width="0.024cm" svg:stroke-color="#493d9c" draw:stroke-linejoin="round" svg:stroke-linecap="round" draw:fill="solid" draw:fill-color="#493d9c" fo:padding-top="0.012cm" fo:padding-bottom="0.012cm" fo:padding-left="0.012cm" fo:padding-right="0.012cm"/>
    </style:style>
    <style:style style:name="gr8" style:family="graphic" style:parent-style-name="standard">
      <style:graphic-properties draw:stroke="none" draw:fill="solid" draw:fill-color="#493d9c"/>
    </style:style>
    <style:style style:name="gr9" style:family="graphic" style:parent-style-name="standard">
      <style:graphic-properties draw:stroke="solid" svg:stroke-width="0.024cm" svg:stroke-color="#493d9c" draw:stroke-linejoin="round" svg:stroke-linecap="round" draw:fill="none" fo:padding-top="0.012cm" fo:padding-bottom="0.012cm" fo:padding-left="0.012cm" fo:padding-right="0.012cm"/>
    </style:style>
    <style:style style:name="gr10" style:family="graphic" style:parent-style-name="standard">
      <style:graphic-properties draw:stroke="solid" svg:stroke-width="0.024cm" svg:stroke-color="#4b3f9d" draw:stroke-linejoin="round" svg:stroke-linecap="round" draw:fill="solid" draw:fill-color="#4b3f9d" fo:padding-top="0.012cm" fo:padding-bottom="0.012cm" fo:padding-left="0.012cm" fo:padding-right="0.012cm"/>
    </style:style>
    <style:style style:name="gr11" style:family="graphic" style:parent-style-name="standard">
      <style:graphic-properties draw:stroke="solid" svg:stroke-width="0.024cm" svg:stroke-color="#4f44a0" draw:stroke-linejoin="round" svg:stroke-linecap="round" draw:fill="solid" draw:fill-color="#4f44a0" fo:padding-top="0.012cm" fo:padding-bottom="0.012cm" fo:padding-left="0.012cm" fo:padding-right="0.012cm"/>
    </style:style>
    <style:style style:name="gr12" style:family="graphic" style:parent-style-name="standard">
      <style:graphic-properties draw:stroke="solid" svg:stroke-width="0.024cm" svg:stroke-color="#5e59aa" draw:stroke-linejoin="round" svg:stroke-linecap="round" draw:fill="solid" draw:fill-color="#5e59aa" fo:padding-top="0.012cm" fo:padding-bottom="0.012cm" fo:padding-left="0.012cm" fo:padding-right="0.012cm"/>
    </style:style>
    <style:style style:name="gr13" style:family="graphic" style:parent-style-name="standard">
      <style:graphic-properties draw:stroke="solid" svg:stroke-width="0.024cm" svg:stroke-color="#8897c8" draw:stroke-linejoin="round" svg:stroke-linecap="round" draw:fill="solid" draw:fill-color="#8897c8" fo:padding-top="0.012cm" fo:padding-bottom="0.012cm" fo:padding-left="0.012cm" fo:padding-right="0.012cm"/>
    </style:style>
    <style:style style:name="gr14" style:family="graphic" style:parent-style-name="standard">
      <style:graphic-properties draw:stroke="solid" svg:stroke-width="0.024cm" svg:stroke-color="#000080" draw:stroke-linejoin="round" svg:stroke-linecap="round" draw:fill="solid" draw:fill-color="#000080" fo:padding-top="0.012cm" fo:padding-bottom="0.012cm" fo:padding-left="0.012cm" fo:padding-right="0.012cm"/>
    </style:style>
    <style:style style:name="gr15" style:family="graphic" style:parent-style-name="standard">
      <style:graphic-properties draw:stroke="solid" svg:stroke-width="0.024cm" svg:stroke-color="#554ca3" draw:stroke-linejoin="round" svg:stroke-linecap="round" draw:fill="solid" draw:fill-color="#554ca3" fo:padding-top="0.012cm" fo:padding-bottom="0.012cm" fo:padding-left="0.012cm" fo:padding-right="0.012cm"/>
    </style:style>
    <style:style style:name="gr16" style:family="graphic" style:parent-style-name="standard">
      <style:graphic-properties draw:stroke="solid" svg:stroke-width="0.024cm" svg:stroke-color="#838fc4" draw:stroke-linejoin="round" svg:stroke-linecap="round" draw:fill="solid" draw:fill-color="#838fc4" fo:padding-top="0.012cm" fo:padding-bottom="0.012cm" fo:padding-left="0.012cm" fo:padding-right="0.012cm"/>
    </style:style>
    <style:style style:name="gr17" style:family="graphic" style:parent-style-name="standard">
      <style:graphic-properties draw:stroke="solid" svg:stroke-width="0.024cm" svg:stroke-color="#96afd3" draw:stroke-linejoin="round" svg:stroke-linecap="round" draw:fill="solid" draw:fill-color="#96afd3" fo:padding-top="0.012cm" fo:padding-bottom="0.012cm" fo:padding-left="0.012cm" fo:padding-right="0.012cm"/>
    </style:style>
    <style:style style:name="gr18" style:family="graphic" style:parent-style-name="standard">
      <style:graphic-properties draw:stroke="solid" svg:stroke-width="0.024cm" svg:stroke-color="#3b2d94" draw:stroke-linejoin="round" svg:stroke-linecap="round" draw:fill="solid" draw:fill-color="#3b2d94" fo:padding-top="0.012cm" fo:padding-bottom="0.012cm" fo:padding-left="0.012cm" fo:padding-right="0.012cm"/>
    </style:style>
    <style:style style:name="gr19" style:family="graphic" style:parent-style-name="standard">
      <style:graphic-properties draw:stroke="solid" svg:stroke-width="0.024cm" svg:stroke-color="#2d1f8d" draw:stroke-linejoin="round" svg:stroke-linecap="round" draw:fill="solid" draw:fill-color="#2d1f8d" fo:padding-top="0.012cm" fo:padding-bottom="0.012cm" fo:padding-left="0.012cm" fo:padding-right="0.012cm"/>
    </style:style>
    <style:style style:name="gr20" style:family="graphic" style:parent-style-name="standard">
      <style:graphic-properties draw:stroke="solid" svg:stroke-width="0.024cm" svg:stroke-color="#635fad" draw:stroke-linejoin="round" svg:stroke-linecap="round" draw:fill="solid" draw:fill-color="#635fad" fo:padding-top="0.012cm" fo:padding-bottom="0.012cm" fo:padding-left="0.012cm" fo:padding-right="0.012cm"/>
    </style:style>
    <style:style style:name="gr21" style:family="graphic" style:parent-style-name="standard">
      <style:graphic-properties draw:stroke="solid" svg:stroke-width="0.024cm" svg:stroke-color="#777cbb" draw:stroke-linejoin="round" svg:stroke-linecap="round" draw:fill="solid" draw:fill-color="#777cbb" fo:padding-top="0.012cm" fo:padding-bottom="0.012cm" fo:padding-left="0.012cm" fo:padding-right="0.012cm"/>
    </style:style>
    <style:style style:name="gr22" style:family="graphic" style:parent-style-name="standard">
      <style:graphic-properties draw:stroke="solid" svg:stroke-width="0.024cm" svg:stroke-color="#7d86c0" draw:stroke-linejoin="round" svg:stroke-linecap="round" draw:fill="solid" draw:fill-color="#7d86c0" fo:padding-top="0.012cm" fo:padding-bottom="0.012cm" fo:padding-left="0.012cm" fo:padding-right="0.012cm"/>
    </style:style>
    <style:style style:name="gr23" style:family="graphic" style:parent-style-name="standard">
      <style:graphic-properties draw:stroke="solid" svg:stroke-width="0.024cm" svg:stroke-color="#211488" draw:stroke-linejoin="round" svg:stroke-linecap="round" draw:fill="solid" draw:fill-color="#211488" fo:padding-top="0.012cm" fo:padding-bottom="0.012cm" fo:padding-left="0.012cm" fo:padding-right="0.012cm"/>
    </style:style>
    <style:style style:name="gr24" style:family="graphic" style:parent-style-name="standard">
      <style:graphic-properties draw:stroke="solid" svg:stroke-width="0.024cm" svg:stroke-color="#2a1c8b" draw:stroke-linejoin="round" svg:stroke-linecap="round" draw:fill="solid" draw:fill-color="#2a1c8b" fo:padding-top="0.012cm" fo:padding-bottom="0.012cm" fo:padding-left="0.012cm" fo:padding-right="0.012cm"/>
    </style:style>
    <style:style style:name="gr25" style:family="graphic" style:parent-style-name="standard">
      <style:graphic-properties draw:stroke="solid" svg:stroke-width="0.024cm" svg:stroke-color="#473b9b" draw:stroke-linejoin="round" svg:stroke-linecap="round" draw:fill="solid" draw:fill-color="#473b9b" fo:padding-top="0.012cm" fo:padding-bottom="0.012cm" fo:padding-left="0.012cm" fo:padding-right="0.012cm"/>
    </style:style>
    <style:style style:name="gr26" style:family="graphic" style:parent-style-name="standard">
      <style:graphic-properties draw:stroke="solid" svg:stroke-width="0.024cm" svg:stroke-color="#a4c7df" draw:stroke-linejoin="round" svg:stroke-linecap="round" draw:fill="solid" draw:fill-color="#a4c7df" fo:padding-top="0.012cm" fo:padding-bottom="0.012cm" fo:padding-left="0.012cm" fo:padding-right="0.012cm"/>
    </style:style>
    <style:style style:name="gr27" style:family="graphic" style:parent-style-name="standard">
      <style:graphic-properties draw:stroke="solid" svg:stroke-width="0.024cm" svg:stroke-color="#8694c7" draw:stroke-linejoin="round" svg:stroke-linecap="round" draw:fill="solid" draw:fill-color="#8694c7" fo:padding-top="0.012cm" fo:padding-bottom="0.012cm" fo:padding-left="0.012cm" fo:padding-right="0.012cm"/>
    </style:style>
    <style:style style:name="gr28" style:family="graphic" style:parent-style-name="standard">
      <style:graphic-properties draw:stroke="solid" svg:stroke-width="0.024cm" svg:stroke-color="#6968b2" draw:stroke-linejoin="round" svg:stroke-linecap="round" draw:fill="solid" draw:fill-color="#6968b2" fo:padding-top="0.012cm" fo:padding-bottom="0.012cm" fo:padding-left="0.012cm" fo:padding-right="0.012cm"/>
    </style:style>
    <style:style style:name="gr29" style:family="graphic" style:parent-style-name="standard">
      <style:graphic-properties draw:stroke="solid" svg:stroke-width="0.024cm" svg:stroke-color="#5951a6" draw:stroke-linejoin="round" svg:stroke-linecap="round" draw:fill="solid" draw:fill-color="#5951a6" fo:padding-top="0.012cm" fo:padding-bottom="0.012cm" fo:padding-left="0.012cm" fo:padding-right="0.012cm"/>
    </style:style>
    <style:style style:name="gr30" style:family="graphic" style:parent-style-name="standard">
      <style:graphic-properties draw:stroke="solid" svg:stroke-width="0.024cm" svg:stroke-color="#201488" draw:stroke-linejoin="round" svg:stroke-linecap="round" draw:fill="solid" draw:fill-color="#201488" fo:padding-top="0.012cm" fo:padding-bottom="0.012cm" fo:padding-left="0.012cm" fo:padding-right="0.012cm"/>
    </style:style>
    <style:style style:name="gr31" style:family="graphic" style:parent-style-name="standard">
      <style:graphic-properties draw:stroke="solid" svg:stroke-width="0.024cm" svg:stroke-color="#7c84bf" draw:stroke-linejoin="round" svg:stroke-linecap="round" draw:fill="solid" draw:fill-color="#7c84bf" fo:padding-top="0.012cm" fo:padding-bottom="0.012cm" fo:padding-left="0.012cm" fo:padding-right="0.012cm"/>
    </style:style>
    <style:style style:name="gr32" style:family="graphic" style:parent-style-name="standard">
      <style:graphic-properties draw:stroke="solid" svg:stroke-width="0.024cm" svg:stroke-color="#6c6cb3" draw:stroke-linejoin="round" svg:stroke-linecap="round" draw:fill="solid" draw:fill-color="#6c6cb3" fo:padding-top="0.012cm" fo:padding-bottom="0.012cm" fo:padding-left="0.012cm" fo:padding-right="0.012cm"/>
    </style:style>
    <style:style style:name="gr33" style:family="graphic" style:parent-style-name="standard">
      <style:graphic-properties draw:stroke="solid" svg:stroke-width="0.024cm" svg:stroke-color="#4d429f" draw:stroke-linejoin="round" svg:stroke-linecap="round" draw:fill="solid" draw:fill-color="#4d429f" fo:padding-top="0.012cm" fo:padding-bottom="0.012cm" fo:padding-left="0.012cm" fo:padding-right="0.012cm"/>
    </style:style>
    <style:style style:name="gr34" style:family="graphic" style:parent-style-name="standard">
      <style:graphic-properties draw:stroke="solid" svg:stroke-width="0.024cm" svg:stroke-color="#797fbd" draw:stroke-linejoin="round" svg:stroke-linecap="round" draw:fill="solid" draw:fill-color="#797fbd" fo:padding-top="0.012cm" fo:padding-bottom="0.012cm" fo:padding-left="0.012cm" fo:padding-right="0.012cm"/>
    </style:style>
    <style:style style:name="gr35" style:family="graphic" style:parent-style-name="standard">
      <style:graphic-properties draw:stroke="solid" svg:stroke-width="0.024cm" svg:stroke-color="#140a84" draw:stroke-linejoin="round" svg:stroke-linecap="round" draw:fill="solid" draw:fill-color="#140a84" fo:padding-top="0.012cm" fo:padding-bottom="0.012cm" fo:padding-left="0.012cm" fo:padding-right="0.012cm"/>
    </style:style>
    <style:style style:name="gr36" style:family="graphic" style:parent-style-name="standard">
      <style:graphic-properties draw:stroke="solid" svg:stroke-width="0.024cm" svg:stroke-color="#423598" draw:stroke-linejoin="round" svg:stroke-linecap="round" draw:fill="solid" draw:fill-color="#423598" fo:padding-top="0.012cm" fo:padding-bottom="0.012cm" fo:padding-left="0.012cm" fo:padding-right="0.012cm"/>
    </style:style>
    <style:style style:name="gr37" style:family="graphic" style:parent-style-name="standard">
      <style:graphic-properties draw:stroke="solid" svg:stroke-width="0.024cm" svg:stroke-color="#2b1d8c" draw:stroke-linejoin="round" svg:stroke-linecap="round" draw:fill="solid" draw:fill-color="#2b1d8c" fo:padding-top="0.012cm" fo:padding-bottom="0.012cm" fo:padding-left="0.012cm" fo:padding-right="0.012cm"/>
    </style:style>
    <style:style style:name="gr38" style:family="graphic" style:parent-style-name="standard">
      <style:graphic-properties draw:stroke="solid" svg:stroke-width="0.024cm" svg:stroke-color="#1d1186" draw:stroke-linejoin="round" svg:stroke-linecap="round" draw:fill="solid" draw:fill-color="#1d1186" fo:padding-top="0.012cm" fo:padding-bottom="0.012cm" fo:padding-left="0.012cm" fo:padding-right="0.012cm"/>
    </style:style>
    <style:style style:name="gr39" style:family="graphic" style:parent-style-name="standard">
      <style:graphic-properties draw:stroke="solid" svg:stroke-width="0.024cm" svg:stroke-color="#6f6fb5" draw:stroke-linejoin="round" svg:stroke-linecap="round" draw:fill="solid" draw:fill-color="#6f6fb5" fo:padding-top="0.012cm" fo:padding-bottom="0.012cm" fo:padding-left="0.012cm" fo:padding-right="0.012cm"/>
    </style:style>
    <style:style style:name="gr40" style:family="graphic" style:parent-style-name="standard">
      <style:graphic-properties draw:stroke="solid" svg:stroke-width="0.024cm" svg:stroke-color="#615cac" draw:stroke-linejoin="round" svg:stroke-linecap="round" draw:fill="solid" draw:fill-color="#615cac" fo:padding-top="0.012cm" fo:padding-bottom="0.012cm" fo:padding-left="0.012cm" fo:padding-right="0.012cm"/>
    </style:style>
    <style:style style:name="gr41" style:family="graphic" style:parent-style-name="standard">
      <style:graphic-properties draw:stroke="solid" svg:stroke-width="0.024cm" svg:stroke-color="#5b54a8" draw:stroke-linejoin="round" svg:stroke-linecap="round" draw:fill="solid" draw:fill-color="#5b54a8" fo:padding-top="0.012cm" fo:padding-bottom="0.012cm" fo:padding-left="0.012cm" fo:padding-right="0.012cm"/>
    </style:style>
    <style:style style:name="gr42" style:family="graphic" style:parent-style-name="standard">
      <style:graphic-properties draw:stroke="solid" svg:stroke-width="0.024cm" svg:stroke-color="#3a2c93" draw:stroke-linejoin="round" svg:stroke-linecap="round" draw:fill="solid" draw:fill-color="#3a2c93" fo:padding-top="0.012cm" fo:padding-bottom="0.012cm" fo:padding-left="0.012cm" fo:padding-right="0.012cm"/>
    </style:style>
    <style:style style:name="gr43" style:family="graphic" style:parent-style-name="standard">
      <style:graphic-properties draw:stroke="solid" svg:stroke-width="0.024cm" svg:stroke-color="#332590" draw:stroke-linejoin="round" svg:stroke-linecap="round" draw:fill="solid" draw:fill-color="#332590" fo:padding-top="0.012cm" fo:padding-bottom="0.012cm" fo:padding-left="0.012cm" fo:padding-right="0.012cm"/>
    </style:style>
    <style:style style:name="gr44" style:family="graphic" style:parent-style-name="standard">
      <style:graphic-properties draw:stroke="solid" svg:stroke-width="0.024cm" svg:stroke-color="#9bb7d7" draw:stroke-linejoin="round" svg:stroke-linecap="round" draw:fill="solid" draw:fill-color="#9bb7d7" fo:padding-top="0.012cm" fo:padding-bottom="0.012cm" fo:padding-left="0.012cm" fo:padding-right="0.012cm"/>
    </style:style>
    <style:style style:name="gr45" style:family="graphic" style:parent-style-name="standard">
      <style:graphic-properties draw:stroke="solid" svg:stroke-width="0.024cm" svg:stroke-color="#7579ba" draw:stroke-linejoin="round" svg:stroke-linecap="round" draw:fill="solid" draw:fill-color="#7579ba" fo:padding-top="0.012cm" fo:padding-bottom="0.012cm" fo:padding-left="0.012cm" fo:padding-right="0.012cm"/>
    </style:style>
    <style:style style:name="gr46" style:family="graphic" style:parent-style-name="standard">
      <style:graphic-properties draw:stroke="solid" svg:stroke-width="0.024cm" svg:stroke-color="#7e87c1" draw:stroke-linejoin="round" svg:stroke-linecap="round" draw:fill="solid" draw:fill-color="#7e87c1" fo:padding-top="0.012cm" fo:padding-bottom="0.012cm" fo:padding-left="0.012cm" fo:padding-right="0.012cm"/>
    </style:style>
    <style:style style:name="gr47" style:family="graphic" style:parent-style-name="standard">
      <style:graphic-properties draw:stroke="solid" svg:stroke-width="0.024cm" svg:stroke-color="#7174b7" draw:stroke-linejoin="round" svg:stroke-linecap="round" draw:fill="solid" draw:fill-color="#7174b7" fo:padding-top="0.012cm" fo:padding-bottom="0.012cm" fo:padding-left="0.012cm" fo:padding-right="0.012cm"/>
    </style:style>
    <style:style style:name="gr48" style:family="graphic" style:parent-style-name="standard">
      <style:graphic-properties draw:stroke="solid" svg:stroke-width="0.024cm" svg:stroke-color="#6664af" draw:stroke-linejoin="round" svg:stroke-linecap="round" draw:fill="solid" draw:fill-color="#6664af" fo:padding-top="0.012cm" fo:padding-bottom="0.012cm" fo:padding-left="0.012cm" fo:padding-right="0.012cm"/>
    </style:style>
    <style:style style:name="gr49" style:family="graphic" style:parent-style-name="standard">
      <style:graphic-properties draw:stroke="solid" svg:stroke-width="0.024cm" svg:stroke-color="#818cc3" draw:stroke-linejoin="round" svg:stroke-linecap="round" draw:fill="solid" draw:fill-color="#818cc3" fo:padding-top="0.012cm" fo:padding-bottom="0.012cm" fo:padding-left="0.012cm" fo:padding-right="0.012cm"/>
    </style:style>
    <style:style style:name="gr50" style:family="graphic" style:parent-style-name="standard">
      <style:graphic-properties draw:stroke="solid" svg:stroke-width="0.024cm" svg:stroke-color="#7477b9" draw:stroke-linejoin="round" svg:stroke-linecap="round" draw:fill="solid" draw:fill-color="#7477b9" fo:padding-top="0.012cm" fo:padding-bottom="0.012cm" fo:padding-left="0.012cm" fo:padding-right="0.012cm"/>
    </style:style>
    <style:style style:name="gr51" style:family="graphic" style:parent-style-name="standard">
      <style:graphic-properties draw:stroke="solid" svg:stroke-width="0.024cm" svg:stroke-color="#5e58aa" draw:stroke-linejoin="round" svg:stroke-linecap="round" draw:fill="solid" draw:fill-color="#5e58aa" fo:padding-top="0.012cm" fo:padding-bottom="0.012cm" fo:padding-left="0.012cm" fo:padding-right="0.012cm"/>
    </style:style>
    <style:style style:name="gr52" style:family="graphic" style:parent-style-name="standard">
      <style:graphic-properties draw:stroke="solid" svg:stroke-width="0.024cm" svg:stroke-color="#342690" draw:stroke-linejoin="round" svg:stroke-linecap="round" draw:fill="solid" draw:fill-color="#342690" fo:padding-top="0.012cm" fo:padding-bottom="0.012cm" fo:padding-left="0.012cm" fo:padding-right="0.012cm"/>
    </style:style>
    <style:style style:name="gr53" style:family="graphic" style:parent-style-name="standard">
      <style:graphic-properties draw:stroke="solid" svg:stroke-width="0.024cm" svg:stroke-color="#26188a" draw:stroke-linejoin="round" svg:stroke-linecap="round" draw:fill="solid" draw:fill-color="#26188a" fo:padding-top="0.012cm" fo:padding-bottom="0.012cm" fo:padding-left="0.012cm" fo:padding-right="0.012cm"/>
    </style:style>
    <style:style style:name="gr54" style:family="graphic" style:parent-style-name="standard">
      <style:graphic-properties draw:stroke="solid" svg:stroke-width="0.024cm" svg:stroke-color="#403297" draw:stroke-linejoin="round" svg:stroke-linecap="round" draw:fill="solid" draw:fill-color="#403297" fo:padding-top="0.012cm" fo:padding-bottom="0.012cm" fo:padding-left="0.012cm" fo:padding-right="0.012cm"/>
    </style:style>
    <style:style style:name="gr55" style:family="graphic" style:parent-style-name="standard">
      <style:graphic-properties draw:stroke="solid" svg:stroke-width="0.024cm" svg:stroke-color="#8c9fcc" draw:stroke-linejoin="round" svg:stroke-linecap="round" draw:fill="solid" draw:fill-color="#8c9fcc" fo:padding-top="0.012cm" fo:padding-bottom="0.012cm" fo:padding-left="0.012cm" fo:padding-right="0.012cm"/>
    </style:style>
    <style:style style:name="gr56" style:family="graphic" style:parent-style-name="standard">
      <style:graphic-properties draw:stroke="solid" svg:stroke-width="0.024cm" svg:stroke-color="#534aa2" draw:stroke-linejoin="round" svg:stroke-linecap="round" draw:fill="solid" draw:fill-color="#534aa2" fo:padding-top="0.012cm" fo:padding-bottom="0.012cm" fo:padding-left="0.012cm" fo:padding-right="0.012cm"/>
    </style:style>
    <style:style style:name="gr57" style:family="graphic" style:parent-style-name="standard">
      <style:graphic-properties draw:stroke="solid" svg:stroke-width="0.024cm" svg:stroke-color="#5a52a7" draw:stroke-linejoin="round" svg:stroke-linecap="round" draw:fill="solid" draw:fill-color="#5a52a7" fo:padding-top="0.012cm" fo:padding-bottom="0.012cm" fo:padding-left="0.012cm" fo:padding-right="0.012cm"/>
    </style:style>
    <style:style style:name="gr58" style:family="graphic" style:parent-style-name="standard">
      <style:graphic-properties draw:stroke="solid" svg:stroke-width="0.024cm" svg:stroke-color="#120883" draw:stroke-linejoin="round" svg:stroke-linecap="round" draw:fill="solid" draw:fill-color="#120883" fo:padding-top="0.012cm" fo:padding-bottom="0.012cm" fo:padding-left="0.012cm" fo:padding-right="0.012cm"/>
    </style:style>
    <style:style style:name="gr59" style:family="graphic" style:parent-style-name="standard">
      <style:graphic-properties draw:stroke="solid" svg:stroke-width="0.024cm" svg:stroke-color="#32248f" draw:stroke-linejoin="round" svg:stroke-linecap="round" draw:fill="solid" draw:fill-color="#32248f" fo:padding-top="0.012cm" fo:padding-bottom="0.012cm" fo:padding-left="0.012cm" fo:padding-right="0.012cm"/>
    </style:style>
    <style:style style:name="gr60" style:family="graphic" style:parent-style-name="standard">
      <style:graphic-properties draw:stroke="solid" svg:stroke-width="0.024cm" svg:stroke-color="#45399a" draw:stroke-linejoin="round" svg:stroke-linecap="round" draw:fill="solid" draw:fill-color="#45399a" fo:padding-top="0.012cm" fo:padding-bottom="0.012cm" fo:padding-left="0.012cm" fo:padding-right="0.012cm"/>
    </style:style>
    <style:style style:name="gr61" style:family="graphic" style:parent-style-name="standard">
      <style:graphic-properties draw:stroke="solid" svg:stroke-width="0.024cm" svg:stroke-color="#add8e6" draw:stroke-linejoin="round" svg:stroke-linecap="round" draw:fill="solid" draw:fill-color="#add8e6" fo:padding-top="0.012cm" fo:padding-bottom="0.012cm" fo:padding-left="0.012cm" fo:padding-right="0.012cm"/>
    </style:style>
    <style:style style:name="gr62" style:family="graphic" style:parent-style-name="standard">
      <style:graphic-properties draw:stroke="solid" svg:stroke-width="0.024cm" svg:stroke-color="#6460ae" draw:stroke-linejoin="round" svg:stroke-linecap="round" draw:fill="solid" draw:fill-color="#6460ae" fo:padding-top="0.012cm" fo:padding-bottom="0.012cm" fo:padding-left="0.012cm" fo:padding-right="0.012cm"/>
    </style:style>
    <style:style style:name="gr63" style:family="graphic" style:parent-style-name="standard">
      <style:graphic-properties draw:stroke="solid" svg:stroke-width="0.024cm" svg:stroke-color="#9fbfdb" draw:stroke-linejoin="round" svg:stroke-linecap="round" draw:fill="solid" draw:fill-color="#9fbfdb" fo:padding-top="0.012cm" fo:padding-bottom="0.012cm" fo:padding-left="0.012cm" fo:padding-right="0.012cm"/>
    </style:style>
    <style:style style:name="gr64" style:family="graphic" style:parent-style-name="standard">
      <style:graphic-properties draw:stroke="solid" svg:stroke-width="0.024cm" svg:stroke-color="#5045a0" draw:stroke-linejoin="round" svg:stroke-linecap="round" draw:fill="solid" draw:fill-color="#5045a0" fo:padding-top="0.012cm" fo:padding-bottom="0.012cm" fo:padding-left="0.012cm" fo:padding-right="0.012cm"/>
    </style:style>
    <style:style style:name="gr65" style:family="graphic" style:parent-style-name="standard">
      <style:graphic-properties draw:stroke="solid" svg:stroke-width="0.024cm" svg:stroke-color="#150a84" draw:stroke-linejoin="round" svg:stroke-linecap="round" draw:fill="solid" draw:fill-color="#150a84" fo:padding-top="0.012cm" fo:padding-bottom="0.012cm" fo:padding-left="0.012cm" fo:padding-right="0.012cm"/>
    </style:style>
    <style:style style:name="gr66" style:family="graphic" style:parent-style-name="standard">
      <style:graphic-properties draw:stroke="solid" svg:stroke-width="0.024cm" svg:stroke-color="#554ca4" draw:stroke-linejoin="round" svg:stroke-linecap="round" draw:fill="solid" draw:fill-color="#554ca4" fo:padding-top="0.012cm" fo:padding-bottom="0.012cm" fo:padding-left="0.012cm" fo:padding-right="0.012cm"/>
    </style:style>
    <style:style style:name="gr67" style:family="graphic" style:parent-style-name="standard">
      <style:graphic-properties draw:stroke="solid" svg:stroke-width="0.024cm" svg:stroke-color="#a8d0e2" draw:stroke-linejoin="round" svg:stroke-linecap="round" draw:fill="solid" draw:fill-color="#a8d0e2" fo:padding-top="0.012cm" fo:padding-bottom="0.012cm" fo:padding-left="0.012cm" fo:padding-right="0.012cm"/>
    </style:style>
    <style:style style:name="gr68" style:family="graphic" style:parent-style-name="standard">
      <style:graphic-properties draw:stroke="solid" svg:stroke-width="0.024cm" svg:stroke-color="#91a7d0" draw:stroke-linejoin="round" svg:stroke-linecap="round" draw:fill="solid" draw:fill-color="#91a7d0" fo:padding-top="0.012cm" fo:padding-bottom="0.012cm" fo:padding-left="0.012cm" fo:padding-right="0.012cm"/>
    </style:style>
    <style:style style:name="gr69" style:family="graphic" style:parent-style-name="standard">
      <style:graphic-properties draw:stroke="solid" svg:stroke-width="0.024cm" svg:stroke-color="#7072b7" draw:stroke-linejoin="round" svg:stroke-linecap="round" draw:fill="solid" draw:fill-color="#7072b7" fo:padding-top="0.012cm" fo:padding-bottom="0.012cm" fo:padding-left="0.012cm" fo:padding-right="0.012cm"/>
    </style:style>
    <style:style style:name="gr70" style:family="graphic" style:parent-style-name="standard">
      <style:graphic-properties draw:stroke="solid" svg:stroke-width="0.036cm" svg:stroke-color="#d3d3d3" draw:stroke-linejoin="round" svg:stroke-linecap="butt" draw:fill="none" fo:padding-top="0.018cm" fo:padding-bottom="0.018cm" fo:padding-left="0.018cm" fo:padding-right="0.018cm"/>
    </style:style>
    <style:style style:name="gr71" style:family="graphic" style:parent-style-name="standard">
      <style:graphic-properties draw:stroke="solid" svg:stroke-width="0.036cm" svg:stroke-color="#777777" draw:stroke-linejoin="round" svg:stroke-linecap="butt" draw:fill="none" fo:padding-top="0.018cm" fo:padding-bottom="0.018cm" fo:padding-left="0.018cm" fo:padding-right="0.018cm"/>
    </style:style>
    <style:style style:name="gr72" style:family="graphic" style:parent-style-name="standard">
      <style:graphic-properties draw:stroke="solid" svg:stroke-width="0.036cm" svg:stroke-color="#ff523f" draw:stroke-linejoin="round" svg:stroke-linecap="butt" draw:fill="none" fo:padding-top="0.018cm" fo:padding-bottom="0.018cm" fo:padding-left="0.018cm" fo:padding-right="0.018cm"/>
    </style:style>
    <style:style style:name="gr73" style:family="graphic" style:parent-style-name="standard">
      <style:graphic-properties draw:stroke="solid" svg:stroke-width="0.036cm" svg:stroke-color="#5ca9e0" draw:stroke-linejoin="round" svg:stroke-linecap="butt" draw:fill="none" fo:padding-top="0.018cm" fo:padding-bottom="0.018cm" fo:padding-left="0.018cm" fo:padding-right="0.018cm"/>
    </style:style>
    <style:style style:name="gr74"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75" style:family="graphic" style:parent-style-name="standard">
      <style:graphic-properties draw:stroke="solid" svg:stroke-width="0.036cm" svg:stroke-color="#7f7f7f" draw:stroke-linejoin="round" svg:stroke-linecap="round" draw:fill="none" fo:padding-top="0.018cm" fo:padding-bottom="0.018cm" fo:padding-left="0.018cm" fo:padding-right="0.018cm"/>
    </style:style>
    <style:style style:name="gr7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77" style:family="graphic" style:parent-style-name="standard">
      <style:graphic-properties draw:stroke="solid" svg:stroke-width="0.036cm" svg:stroke-color="#000000" draw:stroke-linejoin="round" svg:stroke-linecap="butt" draw:fill="none" fo:padding-top="0.018cm" fo:padding-bottom="0.018cm" fo:padding-left="0.018cm" fo:padding-right="0.018cm"/>
    </style:style>
    <style:style style:name="gr7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80" style:family="graphic" style:parent-style-name="standard">
      <style:graphic-properties draw:stroke="solid" svg:stroke-width="0.012cm" svg:stroke-color="#ffffff" draw:stroke-linejoin="round" svg:stroke-linecap="butt" draw:fill="none" fo:padding-top="0.006cm" fo:padding-bottom="0.006cm" fo:padding-left="0.006cm" fo:padding-right="0.006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6765b0"/>
    </style:style>
    <style:style style:name="P4" style:family="paragraph">
      <loext:graphic-properties draw:fill="solid" draw:fill-color="#403397"/>
    </style:style>
    <style:style style:name="P5" style:family="paragraph">
      <loext:graphic-properties draw:fill="solid" draw:fill-color="#493d9c"/>
    </style:style>
    <style:style style:name="P6" style:family="paragraph">
      <loext:graphic-properties draw:fill="solid" draw:fill-color="#4b3f9d"/>
    </style:style>
    <style:style style:name="P7" style:family="paragraph">
      <loext:graphic-properties draw:fill="solid" draw:fill-color="#4f44a0"/>
    </style:style>
    <style:style style:name="P8" style:family="paragraph">
      <loext:graphic-properties draw:fill="solid" draw:fill-color="#5e59aa"/>
    </style:style>
    <style:style style:name="P9" style:family="paragraph">
      <loext:graphic-properties draw:fill="solid" draw:fill-color="#8897c8"/>
    </style:style>
    <style:style style:name="P10" style:family="paragraph">
      <loext:graphic-properties draw:fill="solid" draw:fill-color="#000080"/>
    </style:style>
    <style:style style:name="P11" style:family="paragraph">
      <loext:graphic-properties draw:fill="solid" draw:fill-color="#554ca3"/>
    </style:style>
    <style:style style:name="P12" style:family="paragraph">
      <loext:graphic-properties draw:fill="solid" draw:fill-color="#838fc4"/>
    </style:style>
    <style:style style:name="P13" style:family="paragraph">
      <loext:graphic-properties draw:fill="solid" draw:fill-color="#96afd3"/>
    </style:style>
    <style:style style:name="P14" style:family="paragraph">
      <loext:graphic-properties draw:fill="solid" draw:fill-color="#3b2d94"/>
    </style:style>
    <style:style style:name="P15" style:family="paragraph">
      <loext:graphic-properties draw:fill="solid" draw:fill-color="#2d1f8d"/>
    </style:style>
    <style:style style:name="P16" style:family="paragraph">
      <loext:graphic-properties draw:fill="solid" draw:fill-color="#635fad"/>
    </style:style>
    <style:style style:name="P17" style:family="paragraph">
      <loext:graphic-properties draw:fill="solid" draw:fill-color="#777cbb"/>
    </style:style>
    <style:style style:name="P18" style:family="paragraph">
      <loext:graphic-properties draw:fill="solid" draw:fill-color="#7d86c0"/>
    </style:style>
    <style:style style:name="P19" style:family="paragraph">
      <loext:graphic-properties draw:fill="solid" draw:fill-color="#211488"/>
    </style:style>
    <style:style style:name="P20" style:family="paragraph">
      <loext:graphic-properties draw:fill="solid" draw:fill-color="#2a1c8b"/>
    </style:style>
    <style:style style:name="P21" style:family="paragraph">
      <loext:graphic-properties draw:fill="solid" draw:fill-color="#473b9b"/>
    </style:style>
    <style:style style:name="P22" style:family="paragraph">
      <loext:graphic-properties draw:fill="solid" draw:fill-color="#a4c7df"/>
    </style:style>
    <style:style style:name="P23" style:family="paragraph">
      <loext:graphic-properties draw:fill="solid" draw:fill-color="#8694c7"/>
    </style:style>
    <style:style style:name="P24" style:family="paragraph">
      <loext:graphic-properties draw:fill="solid" draw:fill-color="#6968b2"/>
    </style:style>
    <style:style style:name="P25" style:family="paragraph">
      <loext:graphic-properties draw:fill="solid" draw:fill-color="#5951a6"/>
    </style:style>
    <style:style style:name="P26" style:family="paragraph">
      <loext:graphic-properties draw:fill="solid" draw:fill-color="#201488"/>
    </style:style>
    <style:style style:name="P27" style:family="paragraph">
      <loext:graphic-properties draw:fill="solid" draw:fill-color="#7c84bf"/>
    </style:style>
    <style:style style:name="P28" style:family="paragraph">
      <loext:graphic-properties draw:fill="solid" draw:fill-color="#6c6cb3"/>
    </style:style>
    <style:style style:name="P29" style:family="paragraph">
      <loext:graphic-properties draw:fill="solid" draw:fill-color="#4d429f"/>
    </style:style>
    <style:style style:name="P30" style:family="paragraph">
      <loext:graphic-properties draw:fill="solid" draw:fill-color="#797fbd"/>
    </style:style>
    <style:style style:name="P31" style:family="paragraph">
      <loext:graphic-properties draw:fill="solid" draw:fill-color="#140a84"/>
    </style:style>
    <style:style style:name="P32" style:family="paragraph">
      <loext:graphic-properties draw:fill="solid" draw:fill-color="#423598"/>
    </style:style>
    <style:style style:name="P33" style:family="paragraph">
      <loext:graphic-properties draw:fill="solid" draw:fill-color="#2b1d8c"/>
    </style:style>
    <style:style style:name="P34" style:family="paragraph">
      <loext:graphic-properties draw:fill="solid" draw:fill-color="#1d1186"/>
    </style:style>
    <style:style style:name="P35" style:family="paragraph">
      <loext:graphic-properties draw:fill="solid" draw:fill-color="#6f6fb5"/>
    </style:style>
    <style:style style:name="P36" style:family="paragraph">
      <loext:graphic-properties draw:fill="solid" draw:fill-color="#615cac"/>
    </style:style>
    <style:style style:name="P37" style:family="paragraph">
      <loext:graphic-properties draw:fill="solid" draw:fill-color="#5b54a8"/>
    </style:style>
    <style:style style:name="P38" style:family="paragraph">
      <loext:graphic-properties draw:fill="solid" draw:fill-color="#3a2c93"/>
    </style:style>
    <style:style style:name="P39" style:family="paragraph">
      <loext:graphic-properties draw:fill="solid" draw:fill-color="#332590"/>
    </style:style>
    <style:style style:name="P40" style:family="paragraph">
      <loext:graphic-properties draw:fill="solid" draw:fill-color="#9bb7d7"/>
    </style:style>
    <style:style style:name="P41" style:family="paragraph">
      <loext:graphic-properties draw:fill="solid" draw:fill-color="#7579ba"/>
    </style:style>
    <style:style style:name="P42" style:family="paragraph">
      <loext:graphic-properties draw:fill="solid" draw:fill-color="#7e87c1"/>
    </style:style>
    <style:style style:name="P43" style:family="paragraph">
      <loext:graphic-properties draw:fill="solid" draw:fill-color="#7174b7"/>
    </style:style>
    <style:style style:name="P44" style:family="paragraph">
      <loext:graphic-properties draw:fill="solid" draw:fill-color="#6664af"/>
    </style:style>
    <style:style style:name="P45" style:family="paragraph">
      <loext:graphic-properties draw:fill="solid" draw:fill-color="#818cc3"/>
    </style:style>
    <style:style style:name="P46" style:family="paragraph">
      <loext:graphic-properties draw:fill="solid" draw:fill-color="#7477b9"/>
    </style:style>
    <style:style style:name="P47" style:family="paragraph">
      <loext:graphic-properties draw:fill="solid" draw:fill-color="#5e58aa"/>
    </style:style>
    <style:style style:name="P48" style:family="paragraph">
      <loext:graphic-properties draw:fill="solid" draw:fill-color="#342690"/>
    </style:style>
    <style:style style:name="P49" style:family="paragraph">
      <loext:graphic-properties draw:fill="solid" draw:fill-color="#26188a"/>
    </style:style>
    <style:style style:name="P50" style:family="paragraph">
      <loext:graphic-properties draw:fill="solid" draw:fill-color="#403297"/>
    </style:style>
    <style:style style:name="P51" style:family="paragraph">
      <loext:graphic-properties draw:fill="solid" draw:fill-color="#8c9fcc"/>
    </style:style>
    <style:style style:name="P52" style:family="paragraph">
      <loext:graphic-properties draw:fill="solid" draw:fill-color="#534aa2"/>
    </style:style>
    <style:style style:name="P53" style:family="paragraph">
      <loext:graphic-properties draw:fill="solid" draw:fill-color="#5a52a7"/>
    </style:style>
    <style:style style:name="P54" style:family="paragraph">
      <loext:graphic-properties draw:fill="solid" draw:fill-color="#120883"/>
    </style:style>
    <style:style style:name="P55" style:family="paragraph">
      <loext:graphic-properties draw:fill="solid" draw:fill-color="#32248f"/>
    </style:style>
    <style:style style:name="P56" style:family="paragraph">
      <loext:graphic-properties draw:fill="solid" draw:fill-color="#45399a"/>
    </style:style>
    <style:style style:name="P57" style:family="paragraph">
      <loext:graphic-properties draw:fill="solid" draw:fill-color="#add8e6"/>
    </style:style>
    <style:style style:name="P58" style:family="paragraph">
      <loext:graphic-properties draw:fill="solid" draw:fill-color="#6460ae"/>
    </style:style>
    <style:style style:name="P59" style:family="paragraph">
      <loext:graphic-properties draw:fill="solid" draw:fill-color="#9fbfdb"/>
    </style:style>
    <style:style style:name="P60" style:family="paragraph">
      <loext:graphic-properties draw:fill="solid" draw:fill-color="#5045a0"/>
    </style:style>
    <style:style style:name="P61" style:family="paragraph">
      <loext:graphic-properties draw:fill="solid" draw:fill-color="#150a84"/>
    </style:style>
    <style:style style:name="P62" style:family="paragraph">
      <loext:graphic-properties draw:fill="solid" draw:fill-color="#554ca4"/>
    </style:style>
    <style:style style:name="P63" style:family="paragraph">
      <loext:graphic-properties draw:fill="solid" draw:fill-color="#a8d0e2"/>
    </style:style>
    <style:style style:name="P64" style:family="paragraph">
      <loext:graphic-properties draw:fill="solid" draw:fill-color="#91a7d0"/>
    </style:style>
    <style:style style:name="P65" style:family="paragraph">
      <loext:graphic-properties draw:fill="solid" draw:fill-color="#7072b7"/>
    </style:style>
    <style:style style:name="P66" style:family="paragraph">
      <style:paragraph-properties fo:text-align="start" style:writing-mode="lr-tb"/>
    </style:style>
    <style:style style:name="P67" style:family="paragraph">
      <loext:graphic-properties draw:fill="none"/>
      <style:text-properties fo:font-size="11pt" style:font-size-asian="11pt" style:font-size-complex="11pt"/>
    </style:style>
    <style:style style:name="P68" style:family="paragraph">
      <style:paragraph-properties fo:text-align="start" style:writing-mode="lr-tb"/>
      <style:text-properties fo:font-style="italic" style:font-style-asian="italic" style:font-style-complex="italic"/>
    </style:style>
    <style:style style:name="P69" style:family="paragraph">
      <loext:graphic-properties draw:fill="none"/>
      <style:text-properties fo:font-size="11pt" fo:font-style="italic" style:font-size-asian="11pt" style:font-style-asian="italic" style:font-size-complex="11pt" style:font-style-complex="italic"/>
    </style:style>
    <style:style style:name="P70" style:family="paragraph">
      <style:paragraph-properties style:text-autospace="none"/>
      <style:text-properties style:font-name="Calibri" fo:font-size="19pt" style:font-name-asian="Calibri" style:font-size-asian="19pt" style:font-name-complex="Calibri" style:font-size-complex="19pt"/>
    </style:style>
    <style:style style:name="P71" style:family="paragraph">
      <loext:graphic-properties draw:fill="none"/>
      <style:text-properties fo:font-size="10pt" style:font-size-asian="10pt" style:font-size-complex="10pt"/>
    </style:style>
    <style:style style:name="P72" style:family="paragraph">
      <loext:graphic-properties draw:fill="none"/>
      <style:text-properties fo:font-size="12pt" style:font-size-asian="12pt" style:font-size-complex="12pt"/>
    </style:style>
    <style:style style:name="T1" style:family="text">
      <style:text-properties fo:color="#777777" style:font-name="Helvetica1" fo:font-size="11pt" style:font-size-asian="11pt" style:font-name-complex="Helvetica1" style:font-size-complex="11pt"/>
    </style:style>
    <style:style style:name="T2" style:family="text">
      <style:text-properties fo:color="#ff523f" style:font-name="Helvetica1" fo:font-size="11pt" style:font-size-asian="11pt" style:font-name-complex="Helvetica1" style:font-size-complex="11pt"/>
    </style:style>
    <style:style style:name="T3" style:family="text">
      <style:text-properties fo:color="#5ca9e0" style:font-name="Helvetica1" fo:font-size="11pt" fo:font-style="italic" style:font-size-asian="11pt" style:font-style-asian="italic" style:font-name-complex="Helvetica1" style:font-size-complex="11pt" style:font-style-complex="italic"/>
    </style:style>
    <style:style style:name="T4" style:family="text">
      <style:text-properties fo:color="#5ca9e0" style:font-name="Helvetica1" fo:font-size="11pt" style:font-name-asian="Calibri" style:font-size-asian="11pt" style:font-name-complex="Helvetica1" style:font-size-complex="11pt"/>
    </style:style>
    <style:style style:name="T5" style:family="text">
      <style:text-properties fo:color="#5ca9e0" style:font-name="Helvetica1" fo:font-size="11pt" style:font-size-asian="11pt" style:font-name-complex="Helvetica1" style:font-size-complex="11pt"/>
    </style:style>
    <style:style style:name="T6" style:family="text">
      <style:text-properties fo:color="#000000" style:font-name="Helvetica1" fo:font-size="10pt" style:font-size-asian="10pt" style:font-name-complex="Helvetica1" style:font-size-complex="10pt"/>
    </style:style>
    <style:style style:name="T7" style:family="text">
      <style:text-properties fo:color="#000000" style:font-name="Helvetica1" fo:font-size="12pt" style:font-size-asian="12pt" style:font-name-complex="Helvetica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4.213cm" svg:height="13.758cm" svg:x="0cm" svg:y="0cm" svg:viewBox="0 0 14214 13759" draw:points="0,0 14214,0 14214,13759 0,13759">
          <text:p/>
        </draw:polygon>
        <draw:polygon draw:style-name="gr2" draw:text-style-name="P1" draw:layer="layout" svg:width="14.241cm" svg:height="13.762cm" svg:x="0cm" svg:y="-0.004cm" svg:viewBox="0 0 14242 13763" draw:points="0,13763 14242,13763 14242,0 0,0">
          <text:p/>
        </draw:polygon>
        <draw:polygon draw:style-name="gr1" draw:text-style-name="P1" draw:layer="layout" svg:width="12.375cm" svg:height="12.34cm" svg:x="1.654cm" svg:y="0.208cm" svg:viewBox="0 0 12376 12341" draw:points="0,12341 12376,12341 12376,0 0,0">
          <text:p/>
        </draw:polygon>
        <draw:line draw:style-name="gr3" draw:text-style-name="P2" draw:layer="layout" svg:x1="1.654cm" svg:y1="10.583cm" svg:x2="14.029cm" svg:y2="10.583cm">
          <text:p/>
        </draw:line>
        <draw:line draw:style-name="gr3" draw:text-style-name="P2" draw:layer="layout" svg:x1="1.654cm" svg:y1="7.778cm" svg:x2="14.029cm" svg:y2="7.778cm">
          <text:p/>
        </draw:line>
        <draw:line draw:style-name="gr3" draw:text-style-name="P2" draw:layer="layout" svg:x1="1.654cm" svg:y1="4.974cm" svg:x2="14.029cm" svg:y2="4.974cm">
          <text:p/>
        </draw:line>
        <draw:line draw:style-name="gr3" draw:text-style-name="P2" draw:layer="layout" svg:x1="1.654cm" svg:y1="2.169cm" svg:x2="14.029cm" svg:y2="2.169cm">
          <text:p/>
        </draw:line>
        <draw:line draw:style-name="gr3" draw:text-style-name="P2" draw:layer="layout" svg:x1="3.619cm" svg:y1="12.548cm" svg:x2="3.619cm" svg:y2="0.208cm">
          <text:p/>
        </draw:line>
        <draw:line draw:style-name="gr3" draw:text-style-name="P2" draw:layer="layout" svg:x1="6.434cm" svg:y1="12.548cm" svg:x2="6.434cm" svg:y2="0.208cm">
          <text:p/>
        </draw:line>
        <draw:line draw:style-name="gr3" draw:text-style-name="P2" draw:layer="layout" svg:x1="9.246cm" svg:y1="12.548cm" svg:x2="9.246cm" svg:y2="0.208cm">
          <text:p/>
        </draw:line>
        <draw:line draw:style-name="gr3" draw:text-style-name="P2" draw:layer="layout" svg:x1="12.061cm" svg:y1="12.548cm" svg:x2="12.061cm" svg:y2="0.208cm">
          <text:p/>
        </draw:line>
        <draw:line draw:style-name="gr4" draw:text-style-name="P2" draw:layer="layout" svg:x1="1.654cm" svg:y1="11.987cm" svg:x2="14.029cm" svg:y2="11.987cm">
          <text:p/>
        </draw:line>
        <draw:line draw:style-name="gr4" draw:text-style-name="P2" draw:layer="layout" svg:x1="1.654cm" svg:y1="9.182cm" svg:x2="14.029cm" svg:y2="9.182cm">
          <text:p/>
        </draw:line>
        <draw:line draw:style-name="gr4" draw:text-style-name="P2" draw:layer="layout" svg:x1="1.654cm" svg:y1="6.378cm" svg:x2="14.029cm" svg:y2="6.378cm">
          <text:p/>
        </draw:line>
        <draw:line draw:style-name="gr4" draw:text-style-name="P2" draw:layer="layout" svg:x1="1.654cm" svg:y1="3.573cm" svg:x2="14.029cm" svg:y2="3.573cm">
          <text:p/>
        </draw:line>
        <draw:line draw:style-name="gr4" draw:text-style-name="P2" draw:layer="layout" svg:x1="1.654cm" svg:y1="0.769cm" svg:x2="14.029cm" svg:y2="0.769cm">
          <text:p/>
        </draw:line>
        <draw:line draw:style-name="gr4" draw:text-style-name="P2" draw:layer="layout" svg:x1="2.211cm" svg:y1="12.548cm" svg:x2="2.211cm" svg:y2="0.208cm">
          <text:p/>
        </draw:line>
        <draw:line draw:style-name="gr4" draw:text-style-name="P2" draw:layer="layout" svg:x1="5.027cm" svg:y1="12.548cm" svg:x2="5.027cm" svg:y2="0.208cm">
          <text:p/>
        </draw:line>
        <draw:line draw:style-name="gr4" draw:text-style-name="P2" draw:layer="layout" svg:x1="7.838cm" svg:y1="12.548cm" svg:x2="7.838cm" svg:y2="0.208cm">
          <text:p/>
        </draw:line>
        <draw:line draw:style-name="gr4" draw:text-style-name="P2" draw:layer="layout" svg:x1="10.653cm" svg:y1="12.548cm" svg:x2="10.653cm" svg:y2="0.208cm">
          <text:p/>
        </draw:line>
        <draw:line draw:style-name="gr4" draw:text-style-name="P2" draw:layer="layout" svg:x1="13.465cm" svg:y1="12.548cm" svg:x2="13.465cm" svg:y2="0.208cm">
          <text:p/>
        </draw:line>
        <draw:path draw:style-name="gr5" draw:text-style-name="P3" draw:layer="layout" svg:width="0.141cm" svg:height="0.138cm" svg:x="7.083cm" svg:y="5.873cm" svg:viewBox="0 0 142 139" svg:d="M0 67c0-39 32-67 72-67 39 0 70 28 70 67 0 40-31 72-70 72-40 0-72-32-72-72z">
          <text:p/>
        </draw:path>
        <draw:path draw:style-name="gr5" draw:text-style-name="P3" draw:layer="layout" svg:width="0.138cm" svg:height="0.138cm" svg:x="7.298cm" svg:y="5.919cm" svg:viewBox="0 0 139 139" svg:d="M0 72c0-40 33-72 72-72 35 0 67 32 67 72 0 35-32 67-67 67-39 0-72-32-72-67z">
          <text:p/>
        </draw:path>
        <draw:path draw:style-name="gr5" draw:text-style-name="P3" draw:layer="layout" svg:width="0.138cm" svg:height="0.137cm" svg:x="7.129cm" svg:y="5.789cm" svg:viewBox="0 0 139 138" svg:d="M0 71c0-40 32-71 72-71 35 0 67 31 67 71 0 39-32 67-67 67-40 0-72-28-72-67z">
          <text:p/>
        </draw:path>
        <draw:path draw:style-name="gr5" draw:text-style-name="P3" draw:layer="layout" svg:width="0.138cm" svg:height="0.138cm" svg:x="7.295cm" svg:y="5.859cm" svg:viewBox="0 0 139 139" svg:d="M0 67c0-39 32-67 72-67 35 0 67 28 67 67 0 40-32 72-67 72-40 0-72-32-72-72z">
          <text:p/>
        </draw:path>
        <draw:path draw:style-name="gr6" draw:text-style-name="P4" draw:layer="layout" svg:width="0.138cm" svg:height="0.141cm" svg:x="8.547cm" svg:y="6.244cm" svg:viewBox="0 0 139 142" svg:d="M0 71c0-39 33-71 72-71s67 32 67 71-28 71-67 71-72-32-72-71z">
          <text:p/>
        </draw:path>
        <draw:path draw:style-name="gr6" draw:text-style-name="P4" draw:layer="layout" svg:width="0.141cm" svg:height="0.138cm" svg:x="8.459cm" svg:y="6.321cm" svg:viewBox="0 0 142 139" svg:d="M0 72c0-40 32-72 71-72s71 32 71 72c0 39-32 67-71 67s-71-28-71-67z">
          <text:p/>
        </draw:path>
        <draw:path draw:style-name="gr7" draw:text-style-name="P5" draw:layer="layout" svg:width="0.138cm" svg:height="0.137cm" svg:x="9.863cm" svg:y="5.655cm" svg:viewBox="0 0 139 138" svg:d="M0 71c0-39 28-71 67-71 40 0 72 32 72 71s-32 67-72 67c-39 0-67-28-67-67z">
          <text:p/>
        </draw:path>
        <draw:path draw:style-name="gr7" draw:text-style-name="P5" draw:layer="layout" svg:width="0.137cm" svg:height="0.141cm" svg:x="9.74cm" svg:y="5.718cm" svg:viewBox="0 0 138 142" svg:d="M0 71c0-39 28-71 71-71 36 0 67 32 67 71 0 38-31 71-67 71-43 0-71-33-71-71z">
          <text:p/>
        </draw:path>
        <draw:path draw:style-name="gr8" draw:text-style-name="P5" draw:layer="layout" svg:width="0.137cm" svg:height="0.137cm" svg:x="9.726cm" svg:y="5.697cm" svg:viewBox="0 0 138 138" svg:d="M0 67c0-39 28-67 67-67s71 28 71 67-32 71-71 71-67-32-67-71z">
          <text:p/>
        </draw:path>
        <draw:path draw:style-name="gr9" draw:text-style-name="P2" draw:layer="layout" svg:width="0.137cm" svg:height="0.137cm" svg:x="9.726cm" svg:y="5.697cm" svg:viewBox="0 0 138 138" svg:d="M0 67c0-39 28-67 67-67s71 28 71 67-32 71-71 71-67-32-67-71z">
          <text:p/>
        </draw:path>
        <draw:path draw:style-name="gr7" draw:text-style-name="P5" draw:layer="layout" svg:width="0.137cm" svg:height="0.138cm" svg:x="9.567cm" svg:y="5.774cm" svg:viewBox="0 0 138 139" svg:d="M0 72c0-40 28-72 67-72 40 0 71 32 71 72 0 39-31 67-71 67-39 0-67-28-67-67z">
          <text:p/>
        </draw:path>
        <draw:path draw:style-name="gr10" draw:text-style-name="P6" draw:layer="layout" svg:width="0.138cm" svg:height="0.137cm" svg:x="8.727cm" svg:y="6.84cm" svg:viewBox="0 0 139 138" svg:d="M0 67c0-35 32-67 67-67 39 0 72 32 72 67 0 43-33 71-72 71-35 0-67-28-67-71z">
          <text:p/>
        </draw:path>
        <draw:path draw:style-name="gr10" draw:text-style-name="P6" draw:layer="layout" svg:width="0.137cm" svg:height="0.138cm" svg:x="8.618cm" svg:y="6.847cm" svg:viewBox="0 0 138 139" svg:d="M0 67c0-35 32-67 67-67 43 0 71 32 71 67 0 40-28 72-71 72-35 0-67-32-67-72z">
          <text:p/>
        </draw:path>
        <draw:path draw:style-name="gr10" draw:text-style-name="P6" draw:layer="layout" svg:width="0.137cm" svg:height="0.141cm" svg:x="8.551cm" svg:y="6.861cm" svg:viewBox="0 0 138 142" svg:d="M0 71c0-39 33-71 71-71 39 0 67 32 67 71 0 38-28 71-67 71-38 0-71-33-71-71z">
          <text:p/>
        </draw:path>
        <draw:path draw:style-name="gr10" draw:text-style-name="P6" draw:layer="layout" svg:width="0.137cm" svg:height="0.137cm" svg:x="8.678cm" svg:y="6.907cm" svg:viewBox="0 0 138 138" svg:d="M0 71c0-38 33-71 71-71 39 0 67 33 67 71 0 39-28 67-67 67-38 0-71-28-71-67z">
          <text:p/>
        </draw:path>
        <draw:path draw:style-name="gr10" draw:text-style-name="P6" draw:layer="layout" svg:width="0.137cm" svg:height="0.141cm" svg:x="8.685cm" svg:y="6.932cm" svg:viewBox="0 0 138 142" svg:d="M0 71c0-40 33-71 68-71 39 0 70 31 70 71 0 39-31 71-70 71-35 0-68-32-68-71z">
          <text:p/>
        </draw:path>
        <draw:path draw:style-name="gr11" draw:text-style-name="P7" draw:layer="layout" svg:width="0.138cm" svg:height="0.141cm" svg:x="9.355cm" svg:y="5.697cm" svg:viewBox="0 0 139 142" svg:d="M0 71c0-38 33-71 72-71 35 0 67 33 67 71 0 39-32 71-67 71-39 0-72-32-72-71z">
          <text:p/>
        </draw:path>
        <draw:path draw:style-name="gr12" draw:text-style-name="P8" draw:layer="layout" svg:width="0.137cm" svg:height="0.141cm" svg:x="8.484cm" svg:y="6.981cm" svg:viewBox="0 0 138 142" svg:d="M0 71c0-39 28-71 67-71 40 0 71 32 71 71 0 38-31 71-71 71-39 0-67-33-67-71z">
          <text:p/>
        </draw:path>
        <draw:path draw:style-name="gr12" draw:text-style-name="P8" draw:layer="layout" svg:width="0.141cm" svg:height="0.141cm" svg:x="8.558cm" svg:y="6.752cm" svg:viewBox="0 0 142 142" svg:d="M0 70c0-39 35-70 70-70 39 0 72 31 72 70 0 40-33 72-72 72-35 0-70-32-70-72z">
          <text:p/>
        </draw:path>
        <draw:path draw:style-name="gr12" draw:text-style-name="P8" draw:layer="layout" svg:width="0.141cm" svg:height="0.138cm" svg:x="8.593cm" svg:y="6.995cm" svg:viewBox="0 0 142 139" svg:d="M0 72c0-40 32-72 71-72 40 0 71 32 71 72 0 35-31 67-71 67-39 0-71-32-71-67z">
          <text:p/>
        </draw:path>
        <draw:path draw:style-name="gr12" draw:text-style-name="P8" draw:layer="layout" svg:width="0.141cm" svg:height="0.137cm" svg:x="8.657cm" svg:y="6.879cm" svg:viewBox="0 0 142 138" svg:d="M0 71c0-40 32-71 71-71s71 31 71 71c0 39-32 67-71 67s-71-28-71-67z">
          <text:p/>
        </draw:path>
        <draw:path draw:style-name="gr13" draw:text-style-name="P9" draw:layer="layout" svg:width="0.138cm" svg:height="0.138cm" svg:x="5.323cm" svg:y="6.903cm" svg:viewBox="0 0 139 139" svg:d="M0 72c0-39 28-72 67-72 40 0 72 33 72 72 0 35-32 67-72 67-39 0-67-32-67-67z">
          <text:p/>
        </draw:path>
        <draw:path draw:style-name="gr14" draw:text-style-name="P10" draw:layer="layout" svg:width="0.141cm" svg:height="0.138cm" svg:x="9.013cm" svg:y="4.628cm" svg:viewBox="0 0 142 139" svg:d="M0 67c0-39 32-67 71-67s71 28 71 67c0 40-32 72-71 72s-71-32-71-72z">
          <text:p/>
        </draw:path>
        <draw:path draw:style-name="gr15" draw:text-style-name="P11" draw:layer="layout" svg:width="0.138cm" svg:height="0.137cm" svg:x="7.436cm" svg:y="6.304cm" svg:viewBox="0 0 139 138" svg:d="M0 68c0-40 33-68 72-68 35 0 67 28 67 68 0 38-32 70-67 70-39 0-72-32-72-70z">
          <text:p/>
        </draw:path>
        <draw:path draw:style-name="gr16" draw:text-style-name="P12" draw:layer="layout" svg:width="0.138cm" svg:height="0.138cm" svg:x="4.917cm" svg:y="7.612cm" svg:viewBox="0 0 139 139" svg:d="M0 67c0-35 32-67 67-67 40 0 72 32 72 67 0 39-32 72-72 72-35 0-67-33-67-72z">
          <text:p/>
        </draw:path>
        <draw:path draw:style-name="gr17" draw:text-style-name="P13" draw:layer="layout" svg:width="0.141cm" svg:height="0.138cm" svg:x="7.757cm" svg:y="8.339cm" svg:viewBox="0 0 142 139" svg:d="M0 71c0-39 32-71 72-71 35 0 70 32 70 71 0 36-35 68-70 68-40 0-72-32-72-68z">
          <text:p/>
        </draw:path>
        <draw:path draw:style-name="gr18" draw:text-style-name="P14" draw:layer="layout" svg:width="0.138cm" svg:height="0.141cm" svg:x="10.893cm" svg:y="5.76cm" svg:viewBox="0 0 139 142" svg:d="M0 71c0-39 32-71 71-71 35 0 68 32 68 71 0 40-33 71-68 71-39 0-71-31-71-71z">
          <text:p/>
        </draw:path>
        <draw:path draw:style-name="gr19" draw:text-style-name="P15" draw:layer="layout" svg:width="0.137cm" svg:height="0.141cm" svg:x="6.297cm" svg:y="4.046cm" svg:viewBox="0 0 138 142" svg:d="M0 70c0-38 28-70 67-70s71 32 71 70c0 39-32 72-71 72s-67-33-67-72z">
          <text:p/>
        </draw:path>
        <draw:path draw:style-name="gr20" draw:text-style-name="P16" draw:layer="layout" svg:width="0.141cm" svg:height="0.141cm" svg:x="8.706cm" svg:y="7.02cm" svg:viewBox="0 0 142 142" svg:d="M0 70c0-38 32-70 71-70 35 0 71 32 71 70 0 40-36 72-71 72-39 0-71-32-71-72z">
          <text:p/>
        </draw:path>
        <draw:path draw:style-name="gr7" draw:text-style-name="P5" draw:layer="layout" svg:width="0.141cm" svg:height="0.137cm" svg:x="9.743cm" svg:y="5.683cm" svg:viewBox="0 0 142 138" svg:d="M0 71c0-38 32-71 72-71 39 0 70 33 70 71 0 39-31 67-70 67-40 0-72-28-72-67z">
          <text:p/>
        </draw:path>
        <draw:path draw:style-name="gr21" draw:text-style-name="P17" draw:layer="layout" svg:width="0.142cm" svg:height="0.141cm" svg:x="8.187cm" svg:y="6.392cm" svg:viewBox="0 0 143 142" svg:d="M0 71c0-38 32-71 72-71 39 0 71 33 71 71 0 39-32 71-71 71-40 0-72-32-72-71z">
          <text:p/>
        </draw:path>
        <draw:path draw:style-name="gr6" draw:text-style-name="P4" draw:layer="layout" svg:width="0.138cm" svg:height="0.138cm" svg:x="8.547cm" svg:y="6.155cm" svg:viewBox="0 0 139 139" svg:d="M0 68c0-36 33-68 72-68s67 32 67 68c0 39-28 71-67 71s-72-32-72-71z">
          <text:p/>
        </draw:path>
        <draw:path draw:style-name="gr22" draw:text-style-name="P18" draw:layer="layout" svg:width="0.141cm" svg:height="0.138cm" svg:x="6.78cm" svg:y="7.471cm" svg:viewBox="0 0 142 139" svg:d="M0 67c0-35 32-67 71-67s71 32 71 67c0 39-32 72-71 72s-71-33-71-72z">
          <text:p/>
        </draw:path>
        <draw:path draw:style-name="gr22" draw:text-style-name="P18" draw:layer="layout" svg:width="0.137cm" svg:height="0.141cm" svg:x="6.699cm" svg:y="7.408cm" svg:viewBox="0 0 138 142" svg:d="M0 70c0-38 32-70 67-70 43 0 71 32 71 70 0 39-28 72-71 72-35 0-67-33-67-72z">
          <text:p/>
        </draw:path>
        <draw:path draw:style-name="gr6" draw:text-style-name="P4" draw:layer="layout" svg:width="0.137cm" svg:height="0.141cm" svg:x="8.329cm" svg:y="6.258cm" svg:viewBox="0 0 138 142" svg:d="M0 71c0-38 31-71 70-71 40 0 68 33 68 71 0 39-28 71-68 71-39 0-70-32-70-71z">
          <text:p/>
        </draw:path>
        <draw:path draw:style-name="gr23" draw:text-style-name="P19" draw:layer="layout" svg:width="0.138cm" svg:height="0.141cm" svg:x="8.879cm" svg:y="4.755cm" svg:viewBox="0 0 139 142" svg:d="M0 71c0-39 28-71 67-71 40 0 72 32 72 71 0 35-32 71-72 71-39 0-67-36-67-71z">
          <text:p/>
        </draw:path>
        <draw:path draw:style-name="gr23" draw:text-style-name="P19" draw:layer="layout" svg:width="0.138cm" svg:height="0.138cm" svg:x="8.861cm" svg:y="4.564cm" svg:viewBox="0 0 139 139" svg:d="M0 72c0-39 32-72 71-72 35 0 68 33 68 72 0 35-33 67-68 67-39 0-71-32-71-67z">
          <text:p/>
        </draw:path>
        <draw:path draw:style-name="gr23" draw:text-style-name="P19" draw:layer="layout" svg:width="0.141cm" svg:height="0.141cm" svg:x="8.865cm" svg:y="4.49cm" svg:viewBox="0 0 142 142" svg:d="M0 71c0-39 32-71 70-71 40 0 72 32 72 71 0 40-32 71-72 71-38 0-70-31-70-71z">
          <text:p/>
        </draw:path>
        <draw:path draw:style-name="gr24" draw:text-style-name="P20" draw:layer="layout" svg:width="0.138cm" svg:height="0.141cm" svg:x="7.016cm" svg:y="5.175cm" svg:viewBox="0 0 139 142" svg:d="M0 70c0-38 28-70 68-70 39 0 71 32 71 70 0 39-32 72-71 72-40 0-68-33-68-72z">
          <text:p/>
        </draw:path>
        <draw:path draw:style-name="gr25" draw:text-style-name="P21" draw:layer="layout" svg:width="0.137cm" svg:height="0.138cm" svg:x="8.551cm" svg:y="6.896cm" svg:viewBox="0 0 138 139" svg:d="M0 72c0-39 33-72 71-72 39 0 67 33 67 72s-28 67-67 67c-38 0-71-28-71-67z">
          <text:p/>
        </draw:path>
        <draw:path draw:style-name="gr11" draw:text-style-name="P7" draw:layer="layout" svg:width="0.141cm" svg:height="0.138cm" svg:x="9.486cm" svg:y="5.739cm" svg:viewBox="0 0 142 139" svg:d="M0 67c0-35 31-67 71-67 39 0 71 32 71 67 0 40-32 72-71 72-40 0-71-32-71-72z">
          <text:p/>
        </draw:path>
        <draw:path draw:style-name="gr11" draw:text-style-name="P7" draw:layer="layout" svg:width="0.137cm" svg:height="0.142cm" svg:x="9.433cm" svg:y="5.7cm" svg:viewBox="0 0 138 143" svg:d="M0 72c0-39 32-72 67-72 43 0 71 33 71 72s-28 71-71 71c-35 0-67-32-67-71z">
          <text:p/>
        </draw:path>
        <draw:path draw:style-name="gr11" draw:text-style-name="P7" draw:layer="layout" svg:width="0.137cm" svg:height="0.141cm" svg:x="9.532cm" svg:y="5.778cm" svg:viewBox="0 0 138 142" svg:d="M0 71c0-39 28-71 67-71 38 0 71 32 71 71s-33 71-71 71c-39 0-67-32-67-71z">
          <text:p/>
        </draw:path>
        <draw:path draw:style-name="gr11" draw:text-style-name="P7" draw:layer="layout" svg:width="0.141cm" svg:height="0.137cm" svg:x="9.574cm" svg:y="5.697cm" svg:viewBox="0 0 142 138" svg:d="M0 67c0-39 32-67 70-67 40 0 72 28 72 67s-32 71-72 71c-38 0-70-32-70-71z">
          <text:p/>
        </draw:path>
        <draw:path draw:style-name="gr26" draw:text-style-name="P22" draw:layer="layout" svg:width="0.142cm" svg:height="0.141cm" svg:x="6.663cm" svg:y="9.274cm" svg:viewBox="0 0 143 142" svg:d="M0 71c0-39 32-71 72-71 39 0 71 32 71 71 0 36-32 71-71 71-40 0-72-35-72-71z">
          <text:p/>
        </draw:path>
        <draw:path draw:style-name="gr27" draw:text-style-name="P23" draw:layer="layout" svg:width="0.141cm" svg:height="0.141cm" svg:x="8.343cm" svg:y="7.288cm" svg:viewBox="0 0 142 142" svg:d="M0 74c0-42 31-74 71-74 39 0 71 32 71 74 0 35-32 68-71 68-40 0-71-33-71-68z">
          <text:p/>
        </draw:path>
        <draw:path draw:style-name="gr28" draw:text-style-name="P24" draw:layer="layout" svg:width="0.138cm" svg:height="0.138cm" svg:x="7.323cm" svg:y="7.302cm" svg:viewBox="0 0 139 139" svg:d="M0 72c0-39 33-72 72-72 35 0 67 33 67 72 0 35-32 67-67 67-39 0-72-32-72-67z">
          <text:p/>
        </draw:path>
        <draw:path draw:style-name="gr27" draw:text-style-name="P23" draw:layer="layout" svg:width="0.137cm" svg:height="0.138cm" svg:x="8.163cm" svg:y="7.316cm" svg:viewBox="0 0 138 139" svg:d="M0 68c0-35 28-68 67-68s71 33 71 68c0 39-32 71-71 71s-67-32-67-71z">
          <text:p/>
        </draw:path>
        <draw:path draw:style-name="gr26" draw:text-style-name="P22" draw:layer="layout" svg:width="0.141cm" svg:height="0.138cm" svg:x="6.339cm" svg:y="9.235cm" svg:viewBox="0 0 142 139" svg:d="M0 72c0-39 35-72 74-72 36 0 68 33 68 72 0 35-32 67-68 67-39 0-74-32-74-67z">
          <text:p/>
        </draw:path>
        <draw:path draw:style-name="gr27" draw:text-style-name="P23" draw:layer="layout" svg:width="0.138cm" svg:height="0.141cm" svg:x="8.314cm" svg:y="7.302cm" svg:viewBox="0 0 139 142" svg:d="M0 71c0-39 32-71 71-71 35 0 68 32 68 71s-33 71-68 71c-39 0-71-32-71-71z">
          <text:p/>
        </draw:path>
        <draw:path draw:style-name="gr27" draw:text-style-name="P23" draw:layer="layout" svg:width="0.138cm" svg:height="0.138cm" svg:x="8.106cm" svg:y="7.284cm" svg:viewBox="0 0 139 139" svg:d="M0 72c0-40 32-72 72-72 39 0 67 32 67 72 0 39-28 67-67 67-40 0-72-28-72-67z">
          <text:p/>
        </draw:path>
        <draw:path draw:style-name="gr29" draw:text-style-name="P25" draw:layer="layout" svg:width="0.141cm" svg:height="0.138cm" svg:x="7.002cm" svg:y="6.568cm" svg:viewBox="0 0 142 139" svg:d="M0 67c0-35 32-67 71-67s71 32 71 67c0 40-32 72-71 72s-71-32-71-72z">
          <text:p/>
        </draw:path>
        <draw:path draw:style-name="gr29" draw:text-style-name="P25" draw:layer="layout" svg:width="0.141cm" svg:height="0.137cm" svg:x="7.027cm" svg:y="6.399cm" svg:viewBox="0 0 142 138" svg:d="M0 67c0-35 32-67 70-67 40 0 72 32 72 67 0 39-32 71-72 71-38 0-70-32-70-71z">
          <text:p/>
        </draw:path>
        <draw:path draw:style-name="gr21" draw:text-style-name="P17" draw:layer="layout" svg:width="0.137cm" svg:height="0.138cm" svg:x="8.177cm" svg:y="6.533cm" svg:viewBox="0 0 138 139" svg:d="M0 67c0-35 32-67 67-67 39 0 71 32 71 67 0 39-32 72-71 72-35 0-67-33-67-72z">
          <text:p/>
        </draw:path>
        <draw:path draw:style-name="gr30" draw:text-style-name="P26" draw:layer="layout" svg:width="0.138cm" svg:height="0.137cm" svg:x="6.709cm" svg:y="4.727cm" svg:viewBox="0 0 139 138" svg:d="M0 67c0-36 32-67 71-67 40 0 68 31 68 67 0 39-28 71-68 71-39 0-71-32-71-71z">
          <text:p/>
        </draw:path>
        <draw:path draw:style-name="gr29" draw:text-style-name="P25" draw:layer="layout" svg:width="0.138cm" svg:height="0.137cm" svg:x="7.002cm" svg:y="6.477cm" svg:viewBox="0 0 139 138" svg:d="M0 71c0-39 32-71 72-71 35 0 67 32 67 71 0 35-32 67-67 67-40 0-72-32-72-67z">
          <text:p/>
        </draw:path>
        <draw:path draw:style-name="gr29" draw:text-style-name="P25" draw:layer="layout" svg:width="0.138cm" svg:height="0.137cm" svg:x="6.681cm" svg:y="6.237cm" svg:viewBox="0 0 139 138" svg:d="M0 67c0-36 28-67 67-67 40 0 72 31 72 67 0 38-32 71-72 71-39 0-67-33-67-71z">
          <text:p/>
        </draw:path>
        <draw:path draw:style-name="gr29" draw:text-style-name="P25" draw:layer="layout" svg:width="0.137cm" svg:height="0.137cm" svg:x="7.013cm" svg:y="6.35cm" svg:viewBox="0 0 138 138" svg:d="M0 71c0-39 31-71 71-71 39 0 67 32 67 71s-28 67-67 67c-40 0-71-28-71-67z">
          <text:p/>
        </draw:path>
        <draw:path draw:style-name="gr14" draw:text-style-name="P10" draw:layer="layout" svg:width="0.138cm" svg:height="0.138cm" svg:x="5.298cm" svg:y="4.37cm" svg:viewBox="0 0 139 139" svg:d="M0 71c0-39 32-71 67-71 39 0 72 32 72 71 0 36-33 68-72 68-35 0-67-32-67-68z">
          <text:p/>
        </draw:path>
        <draw:path draw:style-name="gr31" draw:text-style-name="P27" draw:layer="layout" svg:width="0.137cm" svg:height="0.138cm" svg:x="7.655cm" svg:y="6.092cm" svg:viewBox="0 0 138 139" svg:d="M0 68c0-35 32-68 70-68 40 0 68 33 68 68 0 39-28 71-68 71-38 0-70-32-70-71z">
          <text:p/>
        </draw:path>
        <draw:path draw:style-name="gr31" draw:text-style-name="P27" draw:layer="layout" svg:width="0.137cm" svg:height="0.141cm" svg:x="7.602cm" svg:y="6.092cm" svg:viewBox="0 0 138 142" svg:d="M0 72c0-40 33-72 68-72 39 0 70 32 70 72 0 38-31 70-70 70-35 0-68-32-68-70z">
          <text:p/>
        </draw:path>
        <draw:path draw:style-name="gr31" draw:text-style-name="P27" draw:layer="layout" svg:width="0.137cm" svg:height="0.141cm" svg:x="7.588cm" svg:y="6.036cm" svg:viewBox="0 0 138 142" svg:d="M0 70c0-39 33-70 71-70 39 0 67 31 67 70 0 40-28 72-67 72-38 0-71-32-71-72z">
          <text:p/>
        </draw:path>
        <draw:path draw:style-name="gr32" draw:text-style-name="P28" draw:layer="layout" svg:width="0.141cm" svg:height="0.141cm" svg:x="7.436cm" svg:y="6.822cm" svg:viewBox="0 0 142 142" svg:d="M0 72c0-39 32-72 71-72s71 33 71 72-32 70-71 70-71-31-71-70z">
          <text:p/>
        </draw:path>
        <draw:path draw:style-name="gr17" draw:text-style-name="P13" draw:layer="layout" svg:width="0.138cm" svg:height="0.141cm" svg:x="8.117cm" svg:y="8.283cm" svg:viewBox="0 0 139 142" svg:d="M0 70c0-35 28-70 68-70 39 0 71 35 71 70 0 40-32 72-71 72-40 0-68-32-68-72z">
          <text:p/>
        </draw:path>
        <draw:path draw:style-name="gr33" draw:text-style-name="P29" draw:layer="layout" svg:width="0.137cm" svg:height="0.137cm" svg:x="8.209cm" svg:y="6.872cm" svg:viewBox="0 0 138 138" svg:d="M0 71c0-40 28-71 67-71s71 31 71 71c0 39-32 67-71 67s-67-28-67-67z">
          <text:p/>
        </draw:path>
        <draw:path draw:style-name="gr32" draw:text-style-name="P28" draw:layer="layout" svg:width="0.138cm" svg:height="0.138cm" svg:x="7.358cm" svg:y="6.741cm" svg:viewBox="0 0 139 139" svg:d="M0 72c0-40 32-72 71-72 35 0 68 32 68 72 0 35-33 67-68 67-39 0-71-32-71-67z">
          <text:p/>
        </draw:path>
        <draw:path draw:style-name="gr17" draw:text-style-name="P13" draw:layer="layout" svg:width="0.141cm" svg:height="0.141cm" svg:x="7.792cm" svg:y="8.392cm" svg:viewBox="0 0 142 142" svg:d="M0 71c0-39 32-71 72-71 39 0 70 32 70 71 0 38-31 71-70 71-40 0-72-33-72-71z">
          <text:p/>
        </draw:path>
        <draw:path draw:style-name="gr33" draw:text-style-name="P29" draw:layer="layout" svg:width="0.141cm" svg:height="0.138cm" svg:x="8.311cm" svg:y="6.695cm" svg:viewBox="0 0 142 139" svg:d="M0 71c0-39 32-71 71-71 36 0 71 32 71 71 0 40-35 68-71 68-39 0-71-28-71-68z">
          <text:p/>
        </draw:path>
        <draw:path draw:style-name="gr17" draw:text-style-name="P13" draw:layer="layout" svg:width="0.137cm" svg:height="0.141cm" svg:x="7.694cm" svg:y="8.413cm" svg:viewBox="0 0 138 142" svg:d="M0 71c0-39 28-71 71-71 35 0 67 32 67 71s-32 71-67 71c-43 0-71-32-71-71z">
          <text:p/>
        </draw:path>
        <draw:path draw:style-name="gr33" draw:text-style-name="P29" draw:layer="layout" svg:width="0.138cm" svg:height="0.141cm" svg:x="8.078cm" svg:y="6.752cm" svg:viewBox="0 0 139 142" svg:d="M0 70c0-39 28-70 67-70 40 0 72 31 72 70 0 40-32 72-72 72-39 0-67-32-67-72z">
          <text:p/>
        </draw:path>
        <draw:path draw:style-name="gr34" draw:text-style-name="P30" draw:layer="layout" svg:width="0.138cm" svg:height="0.138cm" svg:x="5.344cm" svg:y="7.612cm" svg:viewBox="0 0 139 139" svg:d="M0 67c0-35 28-67 67-67 40 0 72 32 72 67 0 39-32 72-72 72-39 0-67-33-67-72z">
          <text:p/>
        </draw:path>
        <draw:path draw:style-name="gr14" draw:text-style-name="P10" draw:layer="layout" svg:width="0.138cm" svg:height="0.141cm" svg:x="5.439cm" svg:y="4.402cm" svg:viewBox="0 0 139 142" svg:d="M0 72c0-40 32-72 67-72 39 0 72 32 72 72 0 39-33 70-72 70-35 0-67-31-67-70z">
          <text:p/>
        </draw:path>
        <draw:path draw:style-name="gr35" draw:text-style-name="P31" draw:layer="layout" svg:width="0.137cm" svg:height="0.138cm" svg:x="5.189cm" svg:y="3.587cm" svg:viewBox="0 0 138 139" svg:d="M0 72c0-40 32-72 67-72 43 0 71 32 71 72 0 35-28 67-71 67-35 0-67-32-67-67z">
          <text:p/>
        </draw:path>
        <draw:path draw:style-name="gr36" draw:text-style-name="P32" draw:layer="layout" svg:width="0.141cm" svg:height="0.137cm" svg:x="10.565cm" svg:y="5.803cm" svg:viewBox="0 0 142 138" svg:d="M0 71c0-39 32-71 71-71 40 0 71 32 71 71 0 36-31 67-71 67-39 0-71-31-71-67z">
          <text:p/>
        </draw:path>
        <draw:path draw:style-name="gr36" draw:text-style-name="P32" draw:layer="layout" svg:width="0.141cm" svg:height="0.137cm" svg:x="10.477cm" svg:y="5.743cm" svg:viewBox="0 0 142 138" svg:d="M0 67c0-39 36-67 72-67 38 0 70 28 70 67 0 40-32 71-70 71-36 0-72-31-72-71z">
          <text:p/>
        </draw:path>
        <draw:path draw:style-name="gr37" draw:text-style-name="P33" draw:layer="layout" svg:width="0.138cm" svg:height="0.137cm" svg:x="9.951cm" svg:y="5.422cm" svg:viewBox="0 0 139 138" svg:d="M0 70c0-39 32-70 67-70 39 0 72 31 72 70 0 36-33 68-72 68-35 0-67-32-67-68z">
          <text:p/>
        </draw:path>
        <draw:path draw:style-name="gr36" draw:text-style-name="P32" draw:layer="layout" svg:width="0.142cm" svg:height="0.137cm" svg:x="10.272cm" svg:y="5.803cm" svg:viewBox="0 0 143 138" svg:d="M0 71c0-39 32-71 71-71 40 0 72 32 72 71s-32 67-72 67c-39 0-71-28-71-67z">
          <text:p/>
        </draw:path>
        <draw:path draw:style-name="gr38" draw:text-style-name="P34" draw:layer="layout" svg:width="0.138cm" svg:height="0.138cm" svg:x="6.247cm" svg:y="2.885cm" svg:viewBox="0 0 139 139" svg:d="M0 72c0-40 32-72 67-72 39 0 72 32 72 72 0 39-33 67-72 67-35 0-67-28-67-67z">
          <text:p/>
        </draw:path>
        <draw:path draw:style-name="gr39" draw:text-style-name="P35" draw:layer="layout" svg:width="0.138cm" svg:height="0.137cm" svg:x="6.48cm" svg:y="7.567cm" svg:viewBox="0 0 139 138" svg:d="M0 71c0-40 33-71 68-71 39 0 71 31 71 71 0 35-32 67-71 67-35 0-68-32-68-67z">
          <text:p/>
        </draw:path>
        <draw:path draw:style-name="gr39" draw:text-style-name="P35" draw:layer="layout" svg:width="0.138cm" svg:height="0.137cm" svg:x="6.155cm" svg:y="7.408cm" svg:viewBox="0 0 139 138" svg:d="M0 68c0-40 32-68 71-68 40 0 68 28 68 68 0 39-28 70-68 70-39 0-71-31-71-70z">
          <text:p/>
        </draw:path>
        <draw:path draw:style-name="gr40" draw:text-style-name="P36" draw:layer="layout" svg:width="0.137cm" svg:height="0.141cm" svg:x="10.128cm" svg:y="6.875cm" svg:viewBox="0 0 138 142" svg:d="M0 71c0-39 32-71 67-71 43 0 71 32 71 71 0 40-28 71-71 71-35 0-67-31-67-71z">
          <text:p/>
        </draw:path>
        <draw:path draw:style-name="gr41" draw:text-style-name="P37" draw:layer="layout" svg:width="0.138cm" svg:height="0.141cm" svg:x="8.54cm" svg:y="5.697cm" svg:viewBox="0 0 139 142" svg:d="M0 68c0-35 33-68 72-68 35 0 67 33 67 68 0 39-32 74-67 74-39 0-72-35-72-74z">
          <text:p/>
        </draw:path>
        <draw:path draw:style-name="gr41" draw:text-style-name="P37" draw:layer="layout" svg:width="0.137cm" svg:height="0.137cm" svg:x="8.837cm" svg:y="5.87cm" svg:viewBox="0 0 138 138" svg:d="M0 67c0-36 31-67 70-67 35 0 68 31 68 67 0 43-33 71-68 71-39 0-70-28-70-71z">
          <text:p/>
        </draw:path>
        <draw:path draw:style-name="gr41" draw:text-style-name="P37" draw:layer="layout" svg:width="0.138cm" svg:height="0.137cm" svg:x="9.909cm" svg:y="6.445cm" svg:viewBox="0 0 139 138" svg:d="M0 68c0-40 33-68 68-68 39 0 71 28 71 68 0 39-32 70-71 70-35 0-68-31-68-70z">
          <text:p/>
        </draw:path>
        <draw:path draw:style-name="gr41" draw:text-style-name="P37" draw:layer="layout" svg:width="0.138cm" svg:height="0.138cm" svg:x="8.794cm" svg:y="5.859cm" svg:viewBox="0 0 139 139" svg:d="M0 67c0-39 32-67 72-67 39 0 67 28 67 67 0 40-28 72-67 72-40 0-72-32-72-72z">
          <text:p/>
        </draw:path>
        <draw:path draw:style-name="gr41" draw:text-style-name="P37" draw:layer="layout" svg:width="0.141cm" svg:height="0.141cm" svg:x="9.824cm" svg:y="6.395cm" svg:viewBox="0 0 142 142" svg:d="M0 72c0-39 32-72 71-72s71 33 71 72-32 70-71 70-71-31-71-70z">
          <text:p/>
        </draw:path>
        <draw:path draw:style-name="gr31" draw:text-style-name="P27" draw:layer="layout" svg:width="0.137cm" svg:height="0.137cm" svg:x="7.902cm" svg:y="6.198cm" svg:viewBox="0 0 138 138" svg:d="M0 71c0-39 31-71 70-71 36 0 68 32 68 71s-32 67-68 67c-39 0-70-28-70-67z">
          <text:p/>
        </draw:path>
        <draw:path draw:style-name="gr42" draw:text-style-name="P38" draw:layer="layout" svg:width="0.141cm" svg:height="0.141cm" svg:x="9.327cm" svg:y="6.692cm" svg:viewBox="0 0 142 142" svg:d="M0 71c0-39 32-71 72-71 38 0 70 32 70 71s-32 71-70 71c-40 0-72-32-72-71z">
          <text:p/>
        </draw:path>
        <draw:path draw:style-name="gr42" draw:text-style-name="P38" draw:layer="layout" svg:width="0.141cm" svg:height="0.137cm" svg:x="9.489cm" svg:y="6.819cm" svg:viewBox="0 0 142 138" svg:d="M0 67c0-39 33-67 72-67s70 28 70 67c0 40-31 71-70 71s-72-31-72-71z">
          <text:p/>
        </draw:path>
        <draw:path draw:style-name="gr42" draw:text-style-name="P38" draw:layer="layout" svg:width="0.141cm" svg:height="0.137cm" svg:x="9.553cm" svg:y="6.872cm" svg:viewBox="0 0 142 138" svg:d="M0 71c0-40 31-71 70-71 40 0 72 31 72 71 0 39-32 67-72 67-39 0-70-28-70-67z">
          <text:p/>
        </draw:path>
        <draw:path draw:style-name="gr31" draw:text-style-name="P27" draw:layer="layout" svg:width="0.137cm" svg:height="0.138cm" svg:x="7.634cm" svg:y="6.028cm" svg:viewBox="0 0 138 139" svg:d="M0 72c0-40 28-72 67-72 38 0 71 32 71 72 0 35-33 67-71 67-39 0-67-32-67-67z">
          <text:p/>
        </draw:path>
        <draw:path draw:style-name="gr42" draw:text-style-name="P38" draw:layer="layout" svg:width="0.141cm" svg:height="0.141cm" svg:x="8.089cm" svg:y="6.078cm" svg:viewBox="0 0 142 142" svg:d="M0 71c0-36 32-71 71-71s71 35 71 71c0 39-32 71-71 71s-71-32-71-71z">
          <text:p/>
        </draw:path>
        <draw:path draw:style-name="gr42" draw:text-style-name="P38" draw:layer="layout" svg:width="0.141cm" svg:height="0.138cm" svg:x="9.408cm" svg:y="6.663cm" svg:viewBox="0 0 142 139" svg:d="M0 68c0-36 32-68 71-68 35 0 71 32 71 68 0 38-36 71-71 71-39 0-71-33-71-71z">
          <text:p/>
        </draw:path>
        <draw:path draw:style-name="gr43" draw:text-style-name="P39" draw:layer="layout" svg:width="0.141cm" svg:height="0.137cm" svg:x="10.65cm" svg:y="5.676cm" svg:viewBox="0 0 142 138" svg:d="M0 71c0-39 32-71 70-71 39 0 72 32 72 71 0 36-33 67-72 67-38 0-70-31-70-67z">
          <text:p/>
        </draw:path>
        <draw:path draw:style-name="gr44" draw:text-style-name="P40" draw:layer="layout" svg:width="0.141cm" svg:height="0.141cm" svg:x="7.563cm" svg:y="8.498cm" svg:viewBox="0 0 142 142" svg:d="M0 71c0-39 32-71 71-71 38 0 71 32 71 71s-33 71-71 71c-39 0-71-32-71-71z">
          <text:p/>
        </draw:path>
        <draw:path draw:style-name="gr19" draw:text-style-name="P15" draw:layer="layout" svg:width="0.138cm" svg:height="0.141cm" svg:x="6.441cm" svg:y="4.268cm" svg:viewBox="0 0 139 142" svg:d="M0 72c0-40 32-72 72-72 35 0 67 32 67 72 0 38-32 70-67 70-40 0-72-32-72-70z">
          <text:p/>
        </draw:path>
        <draw:path draw:style-name="gr12" draw:text-style-name="P8" draw:layer="layout" svg:width="0.141cm" svg:height="0.137cm" svg:x="8.417cm" svg:y="6.953cm" svg:viewBox="0 0 142 138" svg:d="M0 67c0-39 32-67 70-67 39 0 72 28 72 67 0 40-33 71-72 71-38 0-70-31-70-71z">
          <text:p/>
        </draw:path>
        <draw:path draw:style-name="gr43" draw:text-style-name="P39" draw:layer="layout" svg:width="0.138cm" svg:height="0.141cm" svg:x="10.043cm" svg:y="5.584cm" svg:viewBox="0 0 139 142" svg:d="M0 71c0-39 33-71 72-71 35 0 67 32 67 71 0 38-32 71-67 71-39 0-72-33-72-71z">
          <text:p/>
        </draw:path>
        <draw:path draw:style-name="gr43" draw:text-style-name="P39" draw:layer="layout" svg:width="0.137cm" svg:height="0.138cm" svg:x="10.209cm" svg:y="5.591cm" svg:viewBox="0 0 138 139" svg:d="M0 67c0-39 32-67 67-67 39 0 71 28 71 67 0 40-32 72-71 72-35 0-67-32-67-72z">
          <text:p/>
        </draw:path>
        <draw:path draw:style-name="gr43" draw:text-style-name="P39" draw:layer="layout" svg:width="0.138cm" svg:height="0.138cm" svg:x="10.865cm" svg:y="5.739cm" svg:viewBox="0 0 139 139" svg:d="M0 71c0-39 33-71 72-71 35 0 67 32 67 71 0 40-32 68-67 68-39 0-72-28-72-68z">
          <text:p/>
        </draw:path>
        <draw:path draw:style-name="gr16" draw:text-style-name="P12" draw:layer="layout" svg:width="0.141cm" svg:height="0.138cm" svg:x="4.963cm" svg:y="7.612cm" svg:viewBox="0 0 142 139" svg:d="M0 71c0-39 32-71 72-71 38 0 70 32 70 71 0 35-32 68-70 68-40 0-72-33-72-68z">
          <text:p/>
        </draw:path>
        <draw:path draw:style-name="gr45" draw:text-style-name="P41" draw:layer="layout" svg:width="0.137cm" svg:height="0.137cm" svg:x="6.699cm" svg:y="6.967cm" svg:viewBox="0 0 138 138" svg:d="M0 67c0-35 32-67 70-67 40 0 68 32 68 67 0 43-28 71-68 71-38 0-70-28-70-71z">
          <text:p/>
        </draw:path>
        <draw:path draw:style-name="gr46" draw:text-style-name="P42" draw:layer="layout" svg:width="0.137cm" svg:height="0.137cm" svg:x="5.789cm" svg:y="6.713cm" svg:viewBox="0 0 138 138" svg:d="M0 67c0-39 28-67 71-67 35 0 67 28 67 67 0 40-32 71-67 71-43 0-71-31-71-71z">
          <text:p/>
        </draw:path>
        <draw:path draw:style-name="gr17" draw:text-style-name="P13" draw:layer="layout" svg:width="0.141cm" svg:height="0.141cm" svg:x="5.93cm" svg:y="7.027cm" svg:viewBox="0 0 142 142" svg:d="M0 70c0-38 31-70 71-70 39 0 71 32 71 70 0 40-32 72-71 72-40 0-71-32-71-72z">
          <text:p/>
        </draw:path>
        <draw:path draw:style-name="gr32" draw:text-style-name="P28" draw:layer="layout" svg:width="0.138cm" svg:height="0.141cm" svg:x="9.274cm" svg:y="6.258cm" svg:viewBox="0 0 139 142" svg:d="M0 71c0-38 32-71 67-71 39 0 72 33 72 71 0 39-33 71-72 71-35 0-67-32-67-71z">
          <text:p/>
        </draw:path>
        <draw:path draw:style-name="gr32" draw:text-style-name="P28" draw:layer="layout" svg:width="0.141cm" svg:height="0.138cm" svg:x="9.175cm" svg:y="6.314cm" svg:viewBox="0 0 142 139" svg:d="M0 72c0-40 32-72 72-72 39 0 70 32 70 72 0 35-31 67-70 67-40 0-72-32-72-67z">
          <text:p/>
        </draw:path>
        <draw:path draw:style-name="gr32" draw:text-style-name="P28" draw:layer="layout" svg:width="0.141cm" svg:height="0.138cm" svg:x="9.249cm" svg:y="6.293cm" svg:viewBox="0 0 142 139" svg:d="M0 67c0-39 32-67 71-67s71 28 71 67c0 40-32 72-71 72s-71-32-71-72z">
          <text:p/>
        </draw:path>
        <draw:path draw:style-name="gr32" draw:text-style-name="P28" draw:layer="layout" svg:width="0.141cm" svg:height="0.137cm" svg:x="9.158cm" svg:y="6.272cm" svg:viewBox="0 0 142 138" svg:d="M0 67c0-35 31-67 70-67 40 0 72 32 72 67 0 43-32 71-72 71-39 0-70-28-70-71z">
          <text:p/>
        </draw:path>
        <draw:path draw:style-name="gr32" draw:text-style-name="P28" draw:layer="layout" svg:width="0.141cm" svg:height="0.141cm" svg:x="9.193cm" svg:y="6.261cm" svg:viewBox="0 0 142 142" svg:d="M0 72c0-39 32-72 71-72s71 33 71 72-32 70-71 70-71-31-71-70z">
          <text:p/>
        </draw:path>
        <draw:path draw:style-name="gr47" draw:text-style-name="P43" draw:layer="layout" svg:width="0.137cm" svg:height="0.141cm" svg:x="8.851cm" svg:y="6.113cm" svg:viewBox="0 0 138 142" svg:d="M0 72c0-39 28-72 67-72s71 33 71 72-32 70-71 70-67-31-67-70z">
          <text:p/>
        </draw:path>
        <draw:path draw:style-name="gr47" draw:text-style-name="P43" draw:layer="layout" svg:width="0.138cm" svg:height="0.138cm" svg:x="8.921cm" svg:y="6.219cm" svg:viewBox="0 0 139 139" svg:d="M0 68c0-35 32-68 68-68 39 0 71 33 71 68 0 39-32 71-71 71-36 0-68-32-68-71z">
          <text:p/>
        </draw:path>
        <draw:path draw:style-name="gr47" draw:text-style-name="P43" draw:layer="layout" svg:width="0.138cm" svg:height="0.138cm" svg:x="8.9cm" svg:y="6.099cm" svg:viewBox="0 0 139 139" svg:d="M0 67c0-39 32-67 67-67 40 0 72 28 72 67s-32 72-72 72c-35 0-67-33-67-72z">
          <text:p/>
        </draw:path>
        <draw:path draw:style-name="gr47" draw:text-style-name="P43" draw:layer="layout" svg:width="0.141cm" svg:height="0.138cm" svg:x="9.281cm" svg:y="6.268cm" svg:viewBox="0 0 142 139" svg:d="M0 67c0-35 32-67 71-67s71 32 71 67c0 40-32 72-71 72s-71-32-71-72z">
          <text:p/>
        </draw:path>
        <draw:path draw:style-name="gr47" draw:text-style-name="P43" draw:layer="layout" svg:width="0.138cm" svg:height="0.138cm" svg:x="9.154cm" svg:y="6.353cm" svg:viewBox="0 0 139 139" svg:d="M0 68c0-35 28-68 67-68 40 0 72 33 72 68 0 39-32 71-72 71-39 0-67-32-67-71z">
          <text:p/>
        </draw:path>
        <draw:path draw:style-name="gr33" draw:text-style-name="P29" draw:layer="layout" svg:width="0.138cm" svg:height="0.138cm" svg:x="8.18cm" svg:y="6.85cm" svg:viewBox="0 0 139 139" svg:d="M0 72c0-40 32-72 71-72 35 0 68 32 68 72 0 35-33 67-68 67-39 0-71-32-71-67z">
          <text:p/>
        </draw:path>
        <draw:path draw:style-name="gr30" draw:text-style-name="P26" draw:layer="layout" svg:width="0.138cm" svg:height="0.141cm" svg:x="6.681cm" svg:y="4.737cm" svg:viewBox="0 0 139 142" svg:d="M0 71c0-39 28-71 67-71 40 0 72 32 72 71s-32 71-72 71c-39 0-67-32-67-71z">
          <text:p/>
        </draw:path>
        <draw:path draw:style-name="gr14" draw:text-style-name="P10" draw:layer="layout" svg:width="0.137cm" svg:height="0.141cm" svg:x="6.438cm" svg:y="3.055cm" svg:viewBox="0 0 138 142" svg:d="M0 70c0-39 31-70 71-70 39 0 67 31 67 70s-28 72-67 72c-40 0-71-33-71-72z">
          <text:p/>
        </draw:path>
        <draw:path draw:style-name="gr48" draw:text-style-name="P44" draw:layer="layout" svg:width="0.138cm" svg:height="0.138cm" svg:x="10.138cm" svg:y="6.674cm" svg:viewBox="0 0 139 139" svg:d="M0 67c0-35 32-67 72-67 39 0 67 32 67 67 0 39-28 72-67 72-40 0-72-33-72-72z">
          <text:p/>
        </draw:path>
        <draw:path draw:style-name="gr48" draw:text-style-name="P44" draw:layer="layout" svg:width="0.141cm" svg:height="0.138cm" svg:x="10.107cm" svg:y="6.716cm" svg:viewBox="0 0 142 139" svg:d="M0 72c0-40 31-72 70-72s72 32 72 72c0 35-33 67-72 67s-70-32-70-67z">
          <text:p/>
        </draw:path>
        <draw:path draw:style-name="gr48" draw:text-style-name="P44" draw:layer="layout" svg:width="0.141cm" svg:height="0.141cm" svg:x="10.05cm" svg:y="6.635cm" svg:viewBox="0 0 142 142" svg:d="M0 72c0-40 33-72 72-72s70 32 70 72c0 39-31 70-70 70s-72-31-72-70z">
          <text:p/>
        </draw:path>
        <draw:path draw:style-name="gr48" draw:text-style-name="P44" draw:layer="layout" svg:width="0.142cm" svg:height="0.141cm" svg:x="10.092cm" svg:y="6.921cm" svg:viewBox="0 0 143 142" svg:d="M0 72c0-40 32-72 71-72s72 32 72 72c0 38-33 70-72 70s-71-32-71-70z">
          <text:p/>
        </draw:path>
        <draw:path draw:style-name="gr48" draw:text-style-name="P44" draw:layer="layout" svg:width="0.138cm" svg:height="0.137cm" svg:x="10.117cm" svg:y="6.78cm" svg:viewBox="0 0 139 138" svg:d="M0 71c0-38 32-71 71-71 36 0 68 33 68 71 0 39-32 67-68 67-39 0-71-28-71-67z">
          <text:p/>
        </draw:path>
        <draw:path draw:style-name="gr49" draw:text-style-name="P45" draw:layer="layout" svg:width="0.141cm" svg:height="0.137cm" svg:x="7.302cm" svg:y="4.914cm" svg:viewBox="0 0 142 138" svg:d="M0 67c0-39 32-67 71-67s71 28 71 67c0 40-32 71-71 71s-71-31-71-71z">
          <text:p/>
        </draw:path>
        <draw:path draw:style-name="gr49" draw:text-style-name="P45" draw:layer="layout" svg:width="0.141cm" svg:height="0.138cm" svg:x="7.253cm" svg:y="4.91cm" svg:viewBox="0 0 142 139" svg:d="M0 67c0-35 32-67 71-67s71 32 71 67c0 40-32 72-71 72s-71-32-71-72z">
          <text:p/>
        </draw:path>
        <draw:path draw:style-name="gr49" draw:text-style-name="P45" draw:layer="layout" svg:width="0.141cm" svg:height="0.137cm" svg:x="7.99cm" svg:y="6.117cm" svg:viewBox="0 0 142 138" svg:d="M0 67c0-39 35-67 74-67 35 0 68 28 68 67s-33 71-68 71c-39 0-74-32-74-71z">
          <text:p/>
        </draw:path>
        <draw:path draw:style-name="gr32" draw:text-style-name="P28" draw:layer="layout" svg:width="0.138cm" svg:height="0.138cm" svg:x="7.471cm" svg:y="6.815cm" svg:viewBox="0 0 139 139" svg:d="M0 71c0-39 32-71 67-71 39 0 72 32 72 71 0 40-33 68-72 68-35 0-67-28-67-68z">
          <text:p/>
        </draw:path>
        <draw:path draw:style-name="gr49" draw:text-style-name="P45" draw:layer="layout" svg:width="0.141cm" svg:height="0.137cm" svg:x="7.094cm" svg:y="4.928cm" svg:viewBox="0 0 142 138" svg:d="M0 70c0-38 33-70 71-70 39 0 71 32 71 70 0 40-32 68-71 68-38 0-71-28-71-68z">
          <text:p/>
        </draw:path>
        <draw:path draw:style-name="gr49" draw:text-style-name="P45" draw:layer="layout" svg:width="0.137cm" svg:height="0.138cm" svg:x="7.112cm" svg:y="4.945cm" svg:viewBox="0 0 138 139" svg:d="M0 72c0-40 31-72 67-72 39 0 71 32 71 72 0 39-32 67-71 67-36 0-67-28-67-67z">
          <text:p/>
        </draw:path>
        <draw:path draw:style-name="gr24" draw:text-style-name="P20" draw:layer="layout" svg:width="0.141cm" svg:height="0.138cm" svg:x="7.027cm" svg:y="5.125cm" svg:viewBox="0 0 142 139" svg:d="M0 72c0-39 32-72 70-72 40 0 72 33 72 72s-32 67-72 67c-38 0-70-28-70-67z">
          <text:p/>
        </draw:path>
        <draw:path draw:style-name="gr24" draw:text-style-name="P20" draw:layer="layout" svg:width="0.138cm" svg:height="0.138cm" svg:x="7.097cm" svg:y="5.185cm" svg:viewBox="0 0 139 139" svg:d="M0 71c0-39 32-71 71-71 36 0 68 32 68 71 0 40-32 68-68 68-39 0-71-28-71-68z">
          <text:p/>
        </draw:path>
        <draw:path draw:style-name="gr24" draw:text-style-name="P20" draw:layer="layout" svg:width="0.141cm" svg:height="0.141cm" svg:x="7.154cm" svg:y="5.302cm" svg:viewBox="0 0 142 142" svg:d="M0 70c0-38 32-70 70-70 40 0 72 32 72 70 0 39-32 72-72 72-38 0-70-33-70-72z">
          <text:p/>
        </draw:path>
        <draw:path draw:style-name="gr24" draw:text-style-name="P20" draw:layer="layout" svg:width="0.141cm" svg:height="0.142cm" svg:x="7.002cm" svg:y="5.139cm" svg:viewBox="0 0 142 143" svg:d="M0 72c0-39 32-72 71-72s71 33 71 72-32 71-71 71-71-32-71-71z">
          <text:p/>
        </draw:path>
        <draw:path draw:style-name="gr50" draw:text-style-name="P46" draw:layer="layout" svg:width="0.141cm" svg:height="0.141cm" svg:x="5.676cm" svg:y="7.404cm" svg:viewBox="0 0 142 142" svg:d="M0 71c0-39 31-71 71-71 39 0 71 32 71 71s-32 71-71 71c-40 0-71-32-71-71z">
          <text:p/>
        </draw:path>
        <draw:path draw:style-name="gr51" draw:text-style-name="P47" draw:layer="layout" svg:width="0.141cm" svg:height="0.141cm" svg:x="8.78cm" svg:y="6.755cm" svg:viewBox="0 0 142 142" svg:d="M0 71c0-39 32-71 72-71 39 0 70 32 70 71 0 40-31 71-70 71-40 0-72-31-72-71z">
          <text:p/>
        </draw:path>
        <draw:path draw:style-name="gr52" draw:text-style-name="P48" draw:layer="layout" svg:width="0.141cm" svg:height="0.137cm" svg:x="6.988cm" svg:y="5.175cm" svg:viewBox="0 0 142 138" svg:d="M0 67c0-39 32-67 71-67 38 0 71 28 71 67 0 40-33 71-71 71-39 0-71-31-71-71z">
          <text:p/>
        </draw:path>
        <draw:path draw:style-name="gr52" draw:text-style-name="P48" draw:layer="layout" svg:width="0.138cm" svg:height="0.138cm" svg:x="7.129cm" svg:y="5.312cm" svg:viewBox="0 0 139 139" svg:d="M0 67c0-38 32-67 72-67 35 0 67 29 67 67 0 40-32 72-67 72-40 0-72-32-72-72z">
          <text:p/>
        </draw:path>
        <draw:path draw:style-name="gr52" draw:text-style-name="P48" draw:layer="layout" svg:width="0.141cm" svg:height="0.141cm" svg:x="6.882cm" svg:y="5.185cm" svg:viewBox="0 0 142 142" svg:d="M0 71c0-39 32-71 71-71 40 0 71 32 71 71 0 40-31 71-71 71-39 0-71-31-71-71z">
          <text:p/>
        </draw:path>
        <draw:path draw:style-name="gr52" draw:text-style-name="P48" draw:layer="layout" svg:width="0.141cm" svg:height="0.138cm" svg:x="7.055cm" svg:y="5.393cm" svg:viewBox="0 0 142 139" svg:d="M0 72c0-39 32-72 72-72 35 0 70 33 70 72s-35 67-70 67c-40 0-72-28-72-67z">
          <text:p/>
        </draw:path>
        <draw:path draw:style-name="gr52" draw:text-style-name="P48" draw:layer="layout" svg:width="0.137cm" svg:height="0.138cm" svg:x="6.872cm" svg:y="5.372cm" svg:viewBox="0 0 138 139" svg:d="M0 72c0-40 28-72 71-72 35 0 67 32 67 72 0 35-32 67-67 67-43 0-71-32-71-67z">
          <text:p/>
        </draw:path>
        <draw:path draw:style-name="gr30" draw:text-style-name="P26" draw:layer="layout" svg:width="0.141cm" svg:height="0.138cm" svg:x="6.544cm" svg:y="4.575cm" svg:viewBox="0 0 142 139" svg:d="M0 72c0-39 32-72 71-72s71 33 71 72c0 35-32 67-71 67s-71-32-71-67z">
          <text:p/>
        </draw:path>
        <draw:path draw:style-name="gr14" draw:text-style-name="P10" draw:layer="layout" svg:width="0.138cm" svg:height="0.141cm" svg:x="6.028cm" svg:y="5.016cm" svg:viewBox="0 0 139 142" svg:d="M0 71c0-39 32-71 72-71 39 0 67 32 67 71 0 38-28 71-67 71-40 0-72-33-72-71z">
          <text:p/>
        </draw:path>
        <draw:path draw:style-name="gr14" draw:text-style-name="P10" draw:layer="layout" svg:width="0.141cm" svg:height="0.138cm" svg:x="5.898cm" svg:y="4.811cm" svg:viewBox="0 0 142 139" svg:d="M0 72c0-40 32-72 71-72s71 32 71 72c0 35-32 67-71 67s-71-32-71-67z">
          <text:p/>
        </draw:path>
        <draw:path draw:style-name="gr28" draw:text-style-name="P24" draw:layer="layout" svg:width="0.138cm" svg:height="0.138cm" svg:x="7.115cm" svg:y="7.182cm" svg:viewBox="0 0 139 139" svg:d="M0 72c0-39 28-72 67-72 40 0 72 33 72 72 0 35-32 67-72 67-39 0-67-32-67-67z">
          <text:p/>
        </draw:path>
        <draw:path draw:style-name="gr14" draw:text-style-name="P10" draw:layer="layout" svg:width="0.141cm" svg:height="0.138cm" svg:x="5.175cm" svg:y="4.321cm" svg:viewBox="0 0 142 139" svg:d="M0 67c0-35 32-67 70-67 39 0 72 32 72 67 0 39-33 72-72 72-38 0-70-33-70-72z">
          <text:p/>
        </draw:path>
        <draw:path draw:style-name="gr14" draw:text-style-name="P10" draw:layer="layout" svg:width="0.141cm" svg:height="0.137cm" svg:x="5.397cm" svg:y="4.392cm" svg:viewBox="0 0 142 138" svg:d="M0 71c0-40 33-71 72-71 38 0 70 31 70 71 0 35-32 67-70 67-39 0-72-32-72-67z">
          <text:p/>
        </draw:path>
        <draw:path draw:style-name="gr30" draw:text-style-name="P26" draw:layer="layout" svg:width="0.137cm" svg:height="0.141cm" svg:x="6.519cm" svg:y="4.642cm" svg:viewBox="0 0 138 142" svg:d="M0 71c0-39 32-71 67-71 39 0 71 32 71 71s-32 71-71 71c-35 0-67-32-67-71z">
          <text:p/>
        </draw:path>
        <draw:path draw:style-name="gr30" draw:text-style-name="P26" draw:layer="layout" svg:width="0.141cm" svg:height="0.137cm" svg:x="6.522cm" svg:y="4.667cm" svg:viewBox="0 0 142 138" svg:d="M0 71c0-39 32-71 72-71 39 0 70 32 70 71s-31 67-70 67c-40 0-72-28-72-67z">
          <text:p/>
        </draw:path>
        <draw:path draw:style-name="gr53" draw:text-style-name="P49" draw:layer="layout" svg:width="0.138cm" svg:height="0.141cm" svg:x="6.494cm" svg:y="3.559cm" svg:viewBox="0 0 139 142" svg:d="M0 72c0-40 33-72 68-72 39 0 71 32 71 72 0 38-32 70-71 70-35 0-68-32-68-70z">
          <text:p/>
        </draw:path>
        <draw:path draw:style-name="gr53" draw:text-style-name="P49" draw:layer="layout" svg:width="0.141cm" svg:height="0.141cm" svg:x="6.491cm" svg:y="3.778cm" svg:viewBox="0 0 142 142" svg:d="M0 70c0-38 31-70 71-70 39 0 71 32 71 70 0 40-32 72-71 72-40 0-71-32-71-72z">
          <text:p/>
        </draw:path>
        <draw:path draw:style-name="gr53" draw:text-style-name="P49" draw:layer="layout" svg:width="0.141cm" svg:height="0.138cm" svg:x="6.413cm" svg:y="3.594cm" svg:viewBox="0 0 142 139" svg:d="M0 72c0-40 33-72 72-72 38 0 70 32 70 72 0 35-32 67-70 67-39 0-72-32-72-67z">
          <text:p/>
        </draw:path>
        <draw:path draw:style-name="gr53" draw:text-style-name="P49" draw:layer="layout" svg:width="0.138cm" svg:height="0.138cm" svg:x="6.568cm" svg:y="3.552cm" svg:viewBox="0 0 139 139" svg:d="M0 67c0-39 32-67 67-67 40 0 72 28 72 67 0 40-32 72-72 72-35 0-67-32-67-72z">
          <text:p/>
        </draw:path>
        <draw:path draw:style-name="gr53" draw:text-style-name="P49" draw:layer="layout" svg:width="0.141cm" svg:height="0.138cm" svg:x="6.494cm" svg:y="3.626cm" svg:viewBox="0 0 142 139" svg:d="M0 72c0-39 32-72 72-72 39 0 70 33 70 72 0 35-31 67-70 67-40 0-72-32-72-67z">
          <text:p/>
        </draw:path>
        <draw:path draw:style-name="gr36" draw:text-style-name="P32" draw:layer="layout" svg:width="0.138cm" svg:height="0.138cm" svg:x="10.311cm" svg:y="5.778cm" svg:viewBox="0 0 139 139" svg:d="M0 72c0-40 32-72 68-72 39 0 71 32 71 72 0 35-32 67-71 67-36 0-68-32-68-67z">
          <text:p/>
        </draw:path>
        <draw:path draw:style-name="gr6" draw:text-style-name="P4" draw:layer="layout" svg:width="0.137cm" svg:height="0.138cm" svg:x="9.345cm" svg:y="6.589cm" svg:viewBox="0 0 138 139" svg:d="M0 72c0-40 31-72 71-72 35 0 67 32 67 72 0 35-32 67-67 67-40 0-71-32-71-67z">
          <text:p/>
        </draw:path>
        <draw:path draw:style-name="gr33" draw:text-style-name="P29" draw:layer="layout" svg:width="0.141cm" svg:height="0.138cm" svg:x="7.87cm" svg:y="6.836cm" svg:viewBox="0 0 142 139" svg:d="M0 71c0-39 35-71 74-71 36 0 68 32 68 71 0 40-32 68-68 68-39 0-74-28-74-68z">
          <text:p/>
        </draw:path>
        <draw:path draw:style-name="gr32" draw:text-style-name="P28" draw:layer="layout" svg:width="0.138cm" svg:height="0.141cm" svg:x="7.422cm" svg:y="6.819cm" svg:viewBox="0 0 139 142" svg:d="M0 71c0-39 32-71 72-71 35 0 67 32 67 71s-32 71-67 71c-40 0-72-32-72-71z">
          <text:p/>
        </draw:path>
        <draw:path draw:style-name="gr54" draw:text-style-name="P50" draw:layer="layout" svg:width="0.137cm" svg:height="0.141cm" svg:x="9.754cm" svg:y="6.632cm" svg:viewBox="0 0 138 142" svg:d="M0 71c0-40 32-71 71-71s67 31 67 71c0 39-28 71-67 71s-71-32-71-71z">
          <text:p/>
        </draw:path>
        <draw:path draw:style-name="gr54" draw:text-style-name="P50" draw:layer="layout" svg:width="0.141cm" svg:height="0.137cm" svg:x="9.81cm" svg:y="6.678cm" svg:viewBox="0 0 142 138" svg:d="M0 67c0-39 32-67 71-67s71 28 71 67-32 71-71 71-71-32-71-71z">
          <text:p/>
        </draw:path>
        <draw:path draw:style-name="gr54" draw:text-style-name="P50" draw:layer="layout" svg:width="0.138cm" svg:height="0.141cm" svg:x="9.736cm" svg:y="6.547cm" svg:viewBox="0 0 139 142" svg:d="M0 72c0-39 32-72 72-72 35 0 67 33 67 72 0 38-32 70-67 70-40 0-72-32-72-70z">
          <text:p/>
        </draw:path>
        <draw:path draw:style-name="gr54" draw:text-style-name="P50" draw:layer="layout" svg:width="0.141cm" svg:height="0.137cm" svg:x="9.747cm" svg:y="6.685cm" svg:viewBox="0 0 142 138" svg:d="M0 67c0-39 32-67 71-67s71 28 71 67-32 71-71 71-71-32-71-71z">
          <text:p/>
        </draw:path>
        <draw:path draw:style-name="gr54" draw:text-style-name="P50" draw:layer="layout" svg:width="0.141cm" svg:height="0.137cm" svg:x="8.907cm" svg:y="6.163cm" svg:viewBox="0 0 142 138" svg:d="M0 70c0-39 32-70 72-70 39 0 70 31 70 70 0 40-31 68-70 68-40 0-72-28-72-68z">
          <text:p/>
        </draw:path>
        <draw:path draw:style-name="gr55" draw:text-style-name="P51" draw:layer="layout" svg:width="0.138cm" svg:height="0.138cm" svg:x="6.025cm" svg:y="7.15cm" svg:viewBox="0 0 139 139" svg:d="M0 72c0-40 28-72 67-72 40 0 72 32 72 72 0 35-32 67-72 67-39 0-67-32-67-67z">
          <text:p/>
        </draw:path>
        <draw:path draw:style-name="gr56" draw:text-style-name="P52" draw:layer="layout" svg:width="0.138cm" svg:height="0.138cm" svg:x="7.298cm" svg:y="6.381cm" svg:viewBox="0 0 139 139" svg:d="M0 67c0-39 33-67 72-67s67 28 67 67-28 72-67 72-72-33-72-72z">
          <text:p/>
        </draw:path>
        <draw:path draw:style-name="gr57" draw:text-style-name="P53" draw:layer="layout" svg:width="0.138cm" svg:height="0.137cm" svg:x="8.053cm" svg:y="6.223cm" svg:viewBox="0 0 139 138" svg:d="M0 71c0-39 32-71 71-71 36 0 68 32 68 71 0 35-32 67-68 67-39 0-71-32-71-67z">
          <text:p/>
        </draw:path>
        <draw:path draw:style-name="gr57" draw:text-style-name="P53" draw:layer="layout" svg:width="0.141cm" svg:height="0.141cm" svg:x="8.131cm" svg:y="6.3cm" svg:viewBox="0 0 142 142" svg:d="M0 71c0-39 32-71 71-71 38 0 71 32 71 71 0 38-33 71-71 71-39 0-71-33-71-71z">
          <text:p/>
        </draw:path>
        <draw:path draw:style-name="gr57" draw:text-style-name="P53" draw:layer="layout" svg:width="0.141cm" svg:height="0.138cm" svg:x="8.036cm" svg:y="6.219cm" svg:viewBox="0 0 142 139" svg:d="M0 68c0-35 32-68 70-68 40 0 72 33 72 68 0 39-32 71-72 71-38 0-70-32-70-71z">
          <text:p/>
        </draw:path>
        <draw:path draw:style-name="gr57" draw:text-style-name="P53" draw:layer="layout" svg:width="0.138cm" svg:height="0.137cm" svg:x="8.113cm" svg:y="6.23cm" svg:viewBox="0 0 139 138" svg:d="M0 71c0-39 32-71 68-71 39 0 71 32 71 71s-32 67-71 67c-36 0-68-28-68-67z">
          <text:p/>
        </draw:path>
        <draw:path draw:style-name="gr57" draw:text-style-name="P53" draw:layer="layout" svg:width="0.138cm" svg:height="0.138cm" svg:x="8.085cm" svg:y="6.155cm" svg:viewBox="0 0 139 139" svg:d="M0 71c0-39 32-71 72-71 35 0 67 32 67 71 0 40-32 68-67 68-40 0-72-28-72-68z">
          <text:p/>
        </draw:path>
        <draw:path draw:style-name="gr26" draw:text-style-name="P22" draw:layer="layout" svg:width="0.138cm" svg:height="0.138cm" svg:x="6.628cm" svg:y="9.436cm" svg:viewBox="0 0 139 139" svg:d="M0 67c0-35 33-67 68-67 39 0 71 32 71 67 0 40-32 72-71 72-35 0-68-32-68-72z">
          <text:p/>
        </draw:path>
        <draw:path draw:style-name="gr58" draw:text-style-name="P54" draw:layer="layout" svg:width="0.141cm" svg:height="0.141cm" svg:x="6.053cm" svg:y="3.157cm" svg:viewBox="0 0 142 142" svg:d="M0 71c0-38 32-71 71-71 40 0 71 33 71 71 0 39-31 71-71 71-39 0-71-32-71-71z">
          <text:p/>
        </draw:path>
        <draw:path draw:style-name="gr58" draw:text-style-name="P54" draw:layer="layout" svg:width="0.137cm" svg:height="0.137cm" svg:x="6.184cm" svg:y="3.203cm" svg:viewBox="0 0 138 138" svg:d="M0 71c0-39 31-71 71-71 39 0 67 32 67 71s-28 67-67 67c-40 0-71-28-71-67z">
          <text:p/>
        </draw:path>
        <draw:path draw:style-name="gr34" draw:text-style-name="P30" draw:layer="layout" svg:width="0.138cm" svg:height="0.138cm" svg:x="6.589cm" svg:y="6.97cm" svg:viewBox="0 0 139 139" svg:d="M0 67c0-35 32-67 72-67 35 0 67 32 67 67 0 40-32 72-67 72-40 0-72-32-72-72z">
          <text:p/>
        </draw:path>
        <draw:path draw:style-name="gr56" draw:text-style-name="P52" draw:layer="layout" svg:width="0.141cm" svg:height="0.138cm" svg:x="7.313cm" svg:y="6.473cm" svg:viewBox="0 0 142 139" svg:d="M0 68c0-40 31-68 70-68 40 0 72 28 72 68 0 39-32 71-72 71-39 0-70-32-70-71z">
          <text:p/>
        </draw:path>
        <draw:path draw:style-name="gr58" draw:text-style-name="P54" draw:layer="layout" svg:width="0.138cm" svg:height="0.141cm" svg:x="5.792cm" svg:y="2.829cm" svg:viewBox="0 0 139 142" svg:d="M0 71c0-39 33-71 72-71 35 0 67 32 67 71s-32 71-67 71c-39 0-72-32-72-71z">
          <text:p/>
        </draw:path>
        <draw:path draw:style-name="gr36" draw:text-style-name="P32" draw:layer="layout" svg:width="0.137cm" svg:height="0.138cm" svg:x="10.495cm" svg:y="5.806cm" svg:viewBox="0 0 138 139" svg:d="M0 68c0-35 31-68 70-68 35 0 68 33 68 68 0 39-33 71-68 71-39 0-70-32-70-71z">
          <text:p/>
        </draw:path>
        <draw:path draw:style-name="gr58" draw:text-style-name="P54" draw:layer="layout" svg:width="0.138cm" svg:height="0.142cm" svg:x="5.767cm" svg:y="2.853cm" svg:viewBox="0 0 139 143" svg:d="M0 72c0-40 32-72 72-72 39 0 67 32 67 72 0 39-28 71-67 71-40 0-72-32-72-71z">
          <text:p/>
        </draw:path>
        <draw:path draw:style-name="gr58" draw:text-style-name="P54" draw:layer="layout" svg:width="0.141cm" svg:height="0.138cm" svg:x="5.598cm" svg:y="2.839cm" svg:viewBox="0 0 142 139" svg:d="M0 67c0-35 32-67 71-67 38 0 71 32 71 67 0 39-33 72-71 72-39 0-71-33-71-72z">
          <text:p/>
        </draw:path>
        <draw:path draw:style-name="gr20" draw:text-style-name="P16" draw:layer="layout" svg:width="0.137cm" svg:height="0.141cm" svg:x="8.65cm" svg:y="6.932cm" svg:viewBox="0 0 138 142" svg:d="M0 71c0-40 31-71 71-71 39 0 67 31 67 71 0 39-28 71-67 71-40 0-71-32-71-71z">
          <text:p/>
        </draw:path>
        <draw:path draw:style-name="gr20" draw:text-style-name="P16" draw:layer="layout" svg:width="0.138cm" svg:height="0.138cm" svg:x="8.787cm" svg:y="6.949cm" svg:viewBox="0 0 139 139" svg:d="M0 71c0-39 32-71 72-71 35 0 67 32 67 71 0 40-32 68-67 68-40 0-72-28-72-68z">
          <text:p/>
        </draw:path>
        <draw:path draw:style-name="gr20" draw:text-style-name="P16" draw:layer="layout" svg:width="0.137cm" svg:height="0.141cm" svg:x="8.738cm" svg:y="6.939cm" svg:viewBox="0 0 138 142" svg:d="M0 71c0-40 28-71 67-71 40 0 71 31 71 71 0 39-31 71-71 71-39 0-67-32-67-71z">
          <text:p/>
        </draw:path>
        <draw:path draw:style-name="gr20" draw:text-style-name="P16" draw:layer="layout" svg:width="0.138cm" svg:height="0.137cm" svg:x="8.826cm" svg:y="6.992cm" svg:viewBox="0 0 139 138" svg:d="M0 71c0-40 33-71 68-71 39 0 71 31 71 71 0 39-32 67-71 67-35 0-68-28-68-67z">
          <text:p/>
        </draw:path>
        <draw:path draw:style-name="gr26" draw:text-style-name="P22" draw:layer="layout" svg:width="0.137cm" svg:height="0.141cm" svg:x="6.798cm" svg:y="9.373cm" svg:viewBox="0 0 138 142" svg:d="M0 71c0-35 31-71 70-71 35 0 68 36 68 71 0 39-33 71-68 71-39 0-70-32-70-71z">
          <text:p/>
        </draw:path>
        <draw:path draw:style-name="gr19" draw:text-style-name="P15" draw:layer="layout" svg:width="0.141cm" svg:height="0.141cm" svg:x="6.434cm" svg:y="4.162cm" svg:viewBox="0 0 142 142" svg:d="M0 71c0-39 32-71 71-71s71 32 71 71-32 71-71 71-71-32-71-71z">
          <text:p/>
        </draw:path>
        <draw:path draw:style-name="gr21" draw:text-style-name="P17" draw:layer="layout" svg:width="0.137cm" svg:height="0.138cm" svg:x="8.128cm" svg:y="6.596cm" svg:viewBox="0 0 138 139" svg:d="M0 72c0-40 32-72 71-72 35 0 67 32 67 72 0 39-32 67-67 67-39 0-71-28-71-67z">
          <text:p/>
        </draw:path>
        <draw:path draw:style-name="gr21" draw:text-style-name="P17" draw:layer="layout" svg:width="0.137cm" svg:height="0.141cm" svg:x="8.202cm" svg:y="6.494cm" svg:viewBox="0 0 138 142" svg:d="M0 72c0-40 31-72 70-72 40 0 68 32 68 72 0 39-28 70-68 70-39 0-70-31-70-70z">
          <text:p/>
        </draw:path>
        <draw:path draw:style-name="gr26" draw:text-style-name="P22" draw:layer="layout" svg:width="0.137cm" svg:height="0.138cm" svg:x="6.579cm" svg:y="9.295cm" svg:viewBox="0 0 138 139" svg:d="M0 71c0-39 32-71 71-71s67 32 67 71c0 36-28 68-67 68s-71-32-71-68z">
          <text:p/>
        </draw:path>
        <draw:path draw:style-name="gr25" draw:text-style-name="P21" draw:layer="layout" svg:width="0.141cm" svg:height="0.138cm" svg:x="8.667cm" svg:y="6.956cm" svg:viewBox="0 0 142 139" svg:d="M0 71c0-39 33-71 72-71s70 32 70 71c0 40-31 68-70 68s-72-28-72-68z">
          <text:p/>
        </draw:path>
        <draw:path draw:style-name="gr44" draw:text-style-name="P40" draw:layer="layout" svg:width="0.141cm" svg:height="0.138cm" svg:x="7.482cm" svg:y="8.332cm" svg:viewBox="0 0 142 139" svg:d="M0 67c0-35 32-67 71-67 36 0 71 32 71 67 0 40-35 72-71 72-39 0-71-32-71-72z">
          <text:p/>
        </draw:path>
        <draw:path draw:style-name="gr44" draw:text-style-name="P40" draw:layer="layout" svg:width="0.138cm" svg:height="0.141cm" svg:x="7.951cm" svg:y="8.593cm" svg:viewBox="0 0 139 142" svg:d="M0 71c0-39 32-71 72-71 35 0 67 32 67 71 0 40-32 71-67 71-40 0-72-31-72-71z">
          <text:p/>
        </draw:path>
        <draw:path draw:style-name="gr21" draw:text-style-name="P17" draw:layer="layout" svg:width="0.141cm" svg:height="0.138cm" svg:x="8.318cm" svg:y="6.48cm" svg:viewBox="0 0 142 139" svg:d="M0 72c0-39 32-72 71-72s71 33 71 72c0 35-32 67-71 67s-71-32-71-67z">
          <text:p/>
        </draw:path>
        <draw:path draw:style-name="gr44" draw:text-style-name="P40" draw:layer="layout" svg:width="0.141cm" svg:height="0.137cm" svg:x="6.561cm" svg:y="7.782cm" svg:viewBox="0 0 142 138" svg:d="M0 67c0-39 32-67 71-67s71 28 71 67c0 40-32 71-71 71s-71-31-71-71z">
          <text:p/>
        </draw:path>
        <draw:path draw:style-name="gr59" draw:text-style-name="P55" draw:layer="layout" svg:width="0.141cm" svg:height="0.141cm" svg:x="7.588cm" svg:y="5.478cm" svg:viewBox="0 0 142 142" svg:d="M0 71c0-39 32-71 70-71 40 0 72 32 72 71 0 40-32 71-72 71-38 0-70-31-70-71z">
          <text:p/>
        </draw:path>
        <draw:path draw:style-name="gr60" draw:text-style-name="P56" draw:layer="layout" svg:width="0.137cm" svg:height="0.138cm" svg:x="9.553cm" svg:y="6.469cm" svg:viewBox="0 0 138 139" svg:d="M0 72c0-40 31-72 67-72 43 0 71 32 71 72 0 35-28 67-71 67-36 0-67-32-67-67z">
          <text:p/>
        </draw:path>
        <draw:path draw:style-name="gr59" draw:text-style-name="P55" draw:layer="layout" svg:width="0.141cm" svg:height="0.137cm" svg:x="7.44cm" svg:y="5.295cm" svg:viewBox="0 0 142 138" svg:d="M0 67c0-39 31-67 70-67 40 0 72 28 72 67s-32 71-72 71c-39 0-70-32-70-71z">
          <text:p/>
        </draw:path>
        <draw:path draw:style-name="gr59" draw:text-style-name="P55" draw:layer="layout" svg:width="0.138cm" svg:height="0.138cm" svg:x="7.496cm" svg:y="5.393cm" svg:viewBox="0 0 139 139" svg:d="M0 72c0-39 32-72 67-72 39 0 72 33 72 72s-33 67-72 67c-35 0-67-28-67-67z">
          <text:p/>
        </draw:path>
        <draw:path draw:style-name="gr59" draw:text-style-name="P55" draw:layer="layout" svg:width="0.141cm" svg:height="0.137cm" svg:x="7.609cm" svg:y="5.436cm" svg:viewBox="0 0 142 138" svg:d="M0 70c0-38 32-70 70-70 40 0 72 32 72 70 0 36-32 68-72 68-38 0-70-32-70-68z">
          <text:p/>
        </draw:path>
        <draw:path draw:style-name="gr56" draw:text-style-name="P52" draw:layer="layout" svg:width="0.138cm" svg:height="0.137cm" svg:x="7.277cm" svg:y="6.498cm" svg:viewBox="0 0 139 138" svg:d="M0 68c0-36 32-68 72-68 39 0 67 32 67 68 0 39-28 70-67 70-40 0-72-31-72-70z">
          <text:p/>
        </draw:path>
        <draw:path draw:style-name="gr61" draw:text-style-name="P57" draw:layer="layout" svg:width="0.138cm" svg:height="0.138cm" svg:x="5.672cm" svg:y="9.422cm" svg:viewBox="0 0 139 139" svg:d="M0 67c0-35 33-67 68-67 39 0 71 32 71 67 0 40-32 72-71 72-35 0-68-32-68-72z">
          <text:p/>
        </draw:path>
        <draw:path draw:style-name="gr19" draw:text-style-name="P15" draw:layer="layout" svg:width="0.141cm" svg:height="0.141cm" svg:x="6.448cm" svg:y="4.127cm" svg:viewBox="0 0 142 142" svg:d="M0 72c0-40 32-72 71-72 40 0 71 32 71 72 0 38-31 70-71 70-39 0-71-32-71-70z">
          <text:p/>
        </draw:path>
        <draw:path draw:style-name="gr42" draw:text-style-name="P38" draw:layer="layout" svg:width="0.138cm" svg:height="0.141cm" svg:x="7.612cm" svg:y="5.429cm" svg:viewBox="0 0 139 142" svg:d="M0 70c0-38 32-70 71-70 35 0 68 32 68 70 0 39-33 72-68 72-39 0-71-33-71-72z">
          <text:p/>
        </draw:path>
        <draw:path draw:style-name="gr42" draw:text-style-name="P38" draw:layer="layout" svg:width="0.138cm" svg:height="0.141cm" svg:x="7.859cm" svg:y="5.291cm" svg:viewBox="0 0 139 142" svg:d="M0 71c0-39 33-71 72-71 35 0 67 32 67 71s-32 71-67 71c-39 0-72-32-72-71z">
          <text:p/>
        </draw:path>
        <draw:path draw:style-name="gr16" draw:text-style-name="P12" draw:layer="layout" svg:width="0.137cm" svg:height="0.137cm" svg:x="4.988cm" svg:y="7.655cm" svg:viewBox="0 0 138 138" svg:d="M0 67c0-35 33-67 71-67 39 0 67 32 67 67 0 43-28 71-67 71-38 0-71-28-71-71z">
          <text:p/>
        </draw:path>
        <draw:path draw:style-name="gr60" draw:text-style-name="P56" draw:layer="layout" svg:width="0.138cm" svg:height="0.138cm" svg:x="9.581cm" svg:y="6.473cm" svg:viewBox="0 0 139 139" svg:d="M0 68c0-40 28-68 67-68 40 0 72 28 72 68 0 39-32 71-72 71-39 0-67-32-67-71z">
          <text:p/>
        </draw:path>
        <draw:path draw:style-name="gr42" draw:text-style-name="P38" draw:layer="layout" svg:width="0.141cm" svg:height="0.137cm" svg:x="9.433cm" svg:y="6.325cm" svg:viewBox="0 0 142 138" svg:d="M0 71c0-39 32-71 70-71 40 0 72 32 72 71s-32 67-72 67c-38 0-70-28-70-67z">
          <text:p/>
        </draw:path>
        <draw:path draw:style-name="gr42" draw:text-style-name="P38" draw:layer="layout" svg:width="0.142cm" svg:height="0.137cm" svg:x="9.33cm" svg:y="6.205cm" svg:viewBox="0 0 143 138" svg:d="M0 68c0-35 32-68 72-68 39 0 71 33 71 68 0 39-32 70-71 70-40 0-72-31-72-70z">
          <text:p/>
        </draw:path>
        <draw:path draw:style-name="gr42" draw:text-style-name="P38" draw:layer="layout" svg:width="0.137cm" svg:height="0.138cm" svg:x="9.179cm" svg:y="6.212cm" svg:viewBox="0 0 138 139" svg:d="M0 71c0-38 28-71 67-71 40 0 71 33 71 71 0 36-31 68-71 68-39 0-67-32-67-68z">
          <text:p/>
        </draw:path>
        <draw:path draw:style-name="gr60" draw:text-style-name="P56" draw:layer="layout" svg:width="0.138cm" svg:height="0.141cm" svg:x="9.475cm" svg:y="6.455cm" svg:viewBox="0 0 139 142" svg:d="M0 71c0-39 32-71 72-71 35 0 67 32 67 71 0 40-32 71-67 71-40 0-72-31-72-71z">
          <text:p/>
        </draw:path>
        <draw:path draw:style-name="gr60" draw:text-style-name="P56" draw:layer="layout" svg:width="0.141cm" svg:height="0.138cm" svg:x="9.553cm" svg:y="6.413cm" svg:viewBox="0 0 142 139" svg:d="M0 67c0-35 31-67 70-67 40 0 72 32 72 67 0 40-32 72-72 72-39 0-70-32-70-72z">
          <text:p/>
        </draw:path>
        <draw:path draw:style-name="gr62" draw:text-style-name="P58" draw:layer="layout" svg:width="0.137cm" svg:height="0.138cm" svg:x="8.103cm" svg:y="6.995cm" svg:viewBox="0 0 138 139" svg:d="M0 72c0-40 28-72 68-72 39 0 70 32 70 72 0 35-31 67-70 67-40 0-68-32-68-67z">
          <text:p/>
        </draw:path>
        <draw:path draw:style-name="gr62" draw:text-style-name="P58" draw:layer="layout" svg:width="0.138cm" svg:height="0.141cm" svg:x="7.143cm" svg:y="6.505cm" svg:viewBox="0 0 139 142" svg:d="M0 71c0-40 32-71 72-71 39 0 67 31 67 71 0 39-28 71-67 71-40 0-72-32-72-71z">
          <text:p/>
        </draw:path>
        <draw:path draw:style-name="gr62" draw:text-style-name="P58" draw:layer="layout" svg:width="0.137cm" svg:height="0.138cm" svg:x="8.001cm" svg:y="7.101cm" svg:viewBox="0 0 138 139" svg:d="M0 67c0-39 32-67 71-67s67 28 67 67c0 40-28 72-67 72s-71-32-71-72z">
          <text:p/>
        </draw:path>
        <draw:path draw:style-name="gr62" draw:text-style-name="P58" draw:layer="layout" svg:width="0.138cm" svg:height="0.137cm" svg:x="8.399cm" svg:y="7.161cm" svg:viewBox="0 0 139 138" svg:d="M0 71c0-38 33-71 68-71 39 0 71 33 71 71 0 39-32 67-71 67-35 0-68-28-68-67z">
          <text:p/>
        </draw:path>
        <draw:path draw:style-name="gr60" draw:text-style-name="P56" draw:layer="layout" svg:width="0.138cm" svg:height="0.138cm" svg:x="9.496cm" svg:y="6.427cm" svg:viewBox="0 0 139 139" svg:d="M0 67c0-39 33-67 72-67 35 0 67 28 67 67 0 40-32 72-67 72-39 0-72-32-72-72z">
          <text:p/>
        </draw:path>
        <draw:path draw:style-name="gr27" draw:text-style-name="P23" draw:layer="layout" svg:width="0.138cm" svg:height="0.141cm" svg:x="8.371cm" svg:y="7.323cm" svg:viewBox="0 0 139 142" svg:d="M0 71c0-39 32-71 71-71 36 0 68 32 68 71 0 40-32 71-68 71-39 0-71-31-71-71z">
          <text:p/>
        </draw:path>
        <draw:path draw:style-name="gr49" draw:text-style-name="P45" draw:layer="layout" svg:width="0.138cm" svg:height="0.141cm" svg:x="6.522cm" svg:y="7.006cm" svg:viewBox="0 0 139 142" svg:d="M0 70c0-39 29-70 67-70 39 0 72 31 72 70s-33 72-72 72c-38 0-67-33-67-72z">
          <text:p/>
        </draw:path>
        <draw:path draw:style-name="gr59" draw:text-style-name="P55" draw:layer="layout" svg:width="0.138cm" svg:height="0.141cm" svg:x="7.256cm" svg:y="5.274cm" svg:viewBox="0 0 139 142" svg:d="M0 71c0-39 32-71 71-71 40 0 68 32 68 71s-28 71-68 71c-39 0-71-32-71-71z">
          <text:p/>
        </draw:path>
        <draw:path draw:style-name="gr63" draw:text-style-name="P59" draw:layer="layout" svg:width="0.141cm" svg:height="0.138cm" svg:x="6.695cm" svg:y="8.568cm" svg:viewBox="0 0 142 139" svg:d="M0 71c0-39 33-71 72-71s70 32 70 71c0 35-31 68-70 68s-72-33-72-68z">
          <text:p/>
        </draw:path>
        <draw:path draw:style-name="gr61" draw:text-style-name="P57" draw:layer="layout" svg:width="0.138cm" svg:height="0.137cm" svg:x="5.506cm" svg:y="8.738cm" svg:viewBox="0 0 139 138" svg:d="M0 67c0-35 32-67 72-67 39 0 67 32 67 67 0 43-28 71-67 71-40 0-72-28-72-71z">
          <text:p/>
        </draw:path>
        <draw:path draw:style-name="gr64" draw:text-style-name="P60" draw:layer="layout" svg:width="0.141cm" svg:height="0.141cm" svg:x="8.614cm" svg:y="6.547cm" svg:viewBox="0 0 142 142" svg:d="M0 72c0-39 32-72 72-72 39 0 70 33 70 72 0 38-31 70-70 70-40 0-72-32-72-70z">
          <text:p/>
        </draw:path>
        <draw:path draw:style-name="gr65" draw:text-style-name="P61" draw:layer="layout" svg:width="0.141cm" svg:height="0.138cm" svg:x="8.741cm" svg:y="4.956cm" svg:viewBox="0 0 142 139" svg:d="M0 68c0-40 32-68 71-68 40 0 71 28 71 68 0 39-31 71-71 71-39 0-71-32-71-71z">
          <text:p/>
        </draw:path>
        <draw:path draw:style-name="gr64" draw:text-style-name="P60" draw:layer="layout" svg:width="0.141cm" svg:height="0.141cm" svg:x="8.554cm" svg:y="6.487cm" svg:viewBox="0 0 142 142" svg:d="M0 72c0-40 32-72 71-72s71 32 71 72c0 38-32 70-71 70s-71-32-71-70z">
          <text:p/>
        </draw:path>
        <draw:path draw:style-name="gr64" draw:text-style-name="P60" draw:layer="layout" svg:width="0.142cm" svg:height="0.138cm" svg:x="8.561cm" svg:y="6.455cm" svg:viewBox="0 0 143 139" svg:d="M0 72c0-40 32-72 71-72s72 32 72 72c0 39-33 67-72 67s-71-28-71-67z">
          <text:p/>
        </draw:path>
        <draw:path draw:style-name="gr63" draw:text-style-name="P59" draw:layer="layout" svg:width="0.138cm" svg:height="0.137cm" svg:x="5.961cm" svg:y="8.209cm" svg:viewBox="0 0 139 138" svg:d="M0 67c0-39 32-67 67-67 39 0 72 28 72 67s-33 71-72 71c-35 0-67-32-67-71z">
          <text:p/>
        </draw:path>
        <draw:path draw:style-name="gr63" draw:text-style-name="P59" draw:layer="layout" svg:width="0.137cm" svg:height="0.138cm" svg:x="5.655cm" svg:y="8.251cm" svg:viewBox="0 0 138 139" svg:d="M0 72c0-40 32-72 71-72s67 32 67 72c0 35-28 67-67 67s-71-32-71-67z">
          <text:p/>
        </draw:path>
        <draw:path draw:style-name="gr19" draw:text-style-name="P15" draw:layer="layout" svg:width="0.137cm" svg:height="0.138cm" svg:x="6.526cm" svg:y="4.303cm" svg:viewBox="0 0 138 139" svg:d="M0 68c0-35 32-68 67-68 39 0 71 33 71 68 0 39-32 71-71 71-35 0-67-32-67-71z">
          <text:p/>
        </draw:path>
        <draw:path draw:style-name="gr37" draw:text-style-name="P33" draw:layer="layout" svg:width="0.137cm" svg:height="0.138cm" svg:x="9.934cm" svg:y="5.446cm" svg:viewBox="0 0 138 139" svg:d="M0 67c0-35 28-67 67-67s71 32 71 67c0 40-32 72-71 72s-67-32-67-72z">
          <text:p/>
        </draw:path>
        <draw:path draw:style-name="gr38" draw:text-style-name="P34" draw:layer="layout" svg:width="0.138cm" svg:height="0.138cm" svg:x="6.24cm" svg:y="2.825cm" svg:viewBox="0 0 139 139" svg:d="M0 67c0-35 28-67 67-67s72 32 72 67c0 39-33 72-72 72s-67-33-67-72z">
          <text:p/>
        </draw:path>
        <draw:path draw:style-name="gr38" draw:text-style-name="P34" draw:layer="layout" svg:width="0.138cm" svg:height="0.138cm" svg:x="6.254cm" svg:y="2.758cm" svg:viewBox="0 0 139 139" svg:d="M0 72c0-40 32-72 67-72 39 0 72 32 72 72 0 35-33 67-72 67-35 0-67-32-67-67z">
          <text:p/>
        </draw:path>
        <draw:path draw:style-name="gr38" draw:text-style-name="P34" draw:layer="layout" svg:width="0.141cm" svg:height="0.137cm" svg:x="6.226cm" svg:y="2.741cm" svg:viewBox="0 0 142 138" svg:d="M0 71c0-40 32-71 72-71 38 0 70 31 70 71 0 35-32 67-70 67-40 0-72-32-72-67z">
          <text:p/>
        </draw:path>
        <draw:path draw:style-name="gr25" draw:text-style-name="P21" draw:layer="layout" svg:width="0.137cm" svg:height="0.141cm" svg:x="8.763cm" svg:y="7.062cm" svg:viewBox="0 0 138 142" svg:d="M0 72c0-40 31-72 67-72 39 0 71 32 71 72 0 35-32 70-71 70-36 0-67-35-67-70z">
          <text:p/>
        </draw:path>
        <draw:path draw:style-name="gr38" draw:text-style-name="P34" draw:layer="layout" svg:width="0.141cm" svg:height="0.141cm" svg:x="6.314cm" svg:y="2.695cm" svg:viewBox="0 0 142 142" svg:d="M0 71c0-40 32-71 71-71 40 0 71 31 71 71 0 39-31 71-71 71-39 0-71-32-71-71z">
          <text:p/>
        </draw:path>
        <draw:path draw:style-name="gr63" draw:text-style-name="P59" draw:layer="layout" svg:width="0.138cm" svg:height="0.138cm" svg:x="6.159cm" svg:y="8.519cm" svg:viewBox="0 0 139 139" svg:d="M0 72c0-40 32-72 67-72 40 0 72 32 72 72 0 35-32 67-72 67-35 0-67-32-67-67z">
          <text:p/>
        </draw:path>
        <draw:path draw:style-name="gr64" draw:text-style-name="P60" draw:layer="layout" svg:width="0.138cm" svg:height="0.141cm" svg:x="8.66cm" svg:y="6.452cm" svg:viewBox="0 0 139 142" svg:d="M0 70c0-38 32-70 72-70 39 0 67 32 67 70 0 40-28 72-67 72-40 0-72-32-72-72z">
          <text:p/>
        </draw:path>
        <draw:path draw:style-name="gr51" draw:text-style-name="P47" draw:layer="layout" svg:width="0.137cm" svg:height="0.138cm" svg:x="7.595cm" svg:y="5.767cm" svg:viewBox="0 0 138 139" svg:d="M0 72c0-40 33-72 71-72 39 0 67 32 67 72 0 35-28 67-67 67-38 0-71-32-71-67z">
          <text:p/>
        </draw:path>
        <draw:path draw:style-name="gr51" draw:text-style-name="P47" draw:layer="layout" svg:width="0.141cm" svg:height="0.138cm" svg:x="7.556cm" svg:y="5.778cm" svg:viewBox="0 0 142 139" svg:d="M0 72c0-40 32-72 71-72 38 0 71 32 71 72 0 35-33 67-71 67-39 0-71-32-71-67z">
          <text:p/>
        </draw:path>
        <draw:path draw:style-name="gr14" draw:text-style-name="P10" draw:layer="layout" svg:width="0.141cm" svg:height="0.138cm" svg:x="6.54cm" svg:y="3.178cm" svg:viewBox="0 0 142 139" svg:d="M0 68c0-40 33-68 72-68 38 0 70 28 70 68 0 39-32 71-70 71-39 0-72-32-72-71z">
          <text:p/>
        </draw:path>
        <draw:path draw:style-name="gr51" draw:text-style-name="P47" draw:layer="layout" svg:width="0.141cm" svg:height="0.138cm" svg:x="8.766cm" svg:y="6.822cm" svg:viewBox="0 0 142 139" svg:d="M0 71c0-39 32-71 72-71 38 0 70 32 70 71 0 40-32 68-70 68-40 0-72-28-72-68z">
          <text:p/>
        </draw:path>
        <draw:path draw:style-name="gr61" draw:text-style-name="P57" draw:layer="layout" svg:width="0.138cm" svg:height="0.138cm" svg:x="5.266cm" svg:y="9.228cm" svg:viewBox="0 0 139 139" svg:d="M0 72c0-39 33-72 72-72s67 33 67 72c0 35-28 67-67 67s-72-32-72-67z">
          <text:p/>
        </draw:path>
        <draw:path draw:style-name="gr51" draw:text-style-name="P47" draw:layer="layout" svg:width="0.141cm" svg:height="0.137cm" svg:x="8.745cm" svg:y="6.759cm" svg:viewBox="0 0 142 138" svg:d="M0 71c0-39 32-71 71-71s71 32 71 71-32 67-71 67-71-28-71-67z">
          <text:p/>
        </draw:path>
        <draw:path draw:style-name="gr64" draw:text-style-name="P60" draw:layer="layout" svg:width="0.138cm" svg:height="0.137cm" svg:x="8.727cm" svg:y="6.431cm" svg:viewBox="0 0 139 138" svg:d="M0 70c0-39 32-70 71-70 35 0 68 31 68 70 0 40-33 68-68 68-39 0-71-28-71-68z">
          <text:p/>
        </draw:path>
        <draw:path draw:style-name="gr66" draw:text-style-name="P62" draw:layer="layout" svg:width="0.138cm" svg:height="0.141cm" svg:x="9.274cm" svg:y="5.859cm" svg:viewBox="0 0 139 142" svg:d="M0 71c0-39 28-71 67-71s72 32 72 71-33 71-72 71-67-32-67-71z">
          <text:p/>
        </draw:path>
        <draw:path draw:style-name="gr66" draw:text-style-name="P62" draw:layer="layout" svg:width="0.138cm" svg:height="0.138cm" svg:x="9.161cm" svg:y="5.887cm" svg:viewBox="0 0 139 139" svg:d="M0 71c0-39 28-71 67-71 40 0 72 32 72 71 0 40-32 68-72 68-39 0-67-28-67-68z">
          <text:p/>
        </draw:path>
        <draw:path draw:style-name="gr66" draw:text-style-name="P62" draw:layer="layout" svg:width="0.138cm" svg:height="0.141cm" svg:x="9.129cm" svg:y="5.923cm" svg:viewBox="0 0 139 142" svg:d="M0 71c0-40 32-71 71-71 35 0 68 31 68 71 0 39-33 71-68 71-39 0-71-32-71-71z">
          <text:p/>
        </draw:path>
        <draw:path draw:style-name="gr67" draw:text-style-name="P63" draw:layer="layout" svg:width="0.138cm" svg:height="0.137cm" svg:x="6.72cm" svg:y="9.814cm" svg:viewBox="0 0 139 138" svg:d="M0 67c0-39 32-67 68-67 39 0 71 28 71 67s-32 71-71 71c-36 0-68-32-68-71z">
          <text:p/>
        </draw:path>
        <draw:path draw:style-name="gr62" draw:text-style-name="P58" draw:layer="layout" svg:width="0.141cm" svg:height="0.138cm" svg:x="7.39cm" svg:y="6.815cm" svg:viewBox="0 0 142 139" svg:d="M0 67c0-35 33-67 72-67s70 32 70 67c0 40-31 72-70 72s-72-32-72-72z">
          <text:p/>
        </draw:path>
        <draw:path draw:style-name="gr67" draw:text-style-name="P63" draw:layer="layout" svg:width="0.138cm" svg:height="0.137cm" svg:x="6.776cm" svg:y="9.927cm" svg:viewBox="0 0 139 138" svg:d="M0 71c0-39 33-71 72-71s67 32 67 71c0 36-28 67-67 67s-72-31-72-67z">
          <text:p/>
        </draw:path>
        <draw:path draw:style-name="gr67" draw:text-style-name="P63" draw:layer="layout" svg:width="0.141cm" svg:height="0.138cm" svg:x="6.748cm" svg:y="9.775cm" svg:viewBox="0 0 142 139" svg:d="M0 72c0-39 32-72 71-72 40 0 71 33 71 72 0 35-31 67-71 67-39 0-71-32-71-67z">
          <text:p/>
        </draw:path>
        <draw:path draw:style-name="gr56" draw:text-style-name="P52" draw:layer="layout" svg:width="0.137cm" svg:height="0.141cm" svg:x="7.761cm" svg:y="6.653cm" svg:viewBox="0 0 138 142" svg:d="M0 71c0-39 28-71 67-71 38 0 71 32 71 71s-33 71-71 71c-39 0-67-32-67-71z">
          <text:p/>
        </draw:path>
        <draw:path draw:style-name="gr67" draw:text-style-name="P63" draw:layer="layout" svg:width="0.137cm" svg:height="0.138cm" svg:x="6.745cm" svg:y="9.768cm" svg:viewBox="0 0 138 139" svg:d="M0 68c0-35 31-68 71-68 39 0 67 33 67 68 0 39-28 71-67 71-40 0-71-32-71-71z">
          <text:p/>
        </draw:path>
        <draw:path draw:style-name="gr61" draw:text-style-name="P57" draw:layer="layout" svg:width="0.141cm" svg:height="0.141cm" svg:x="5.57cm" svg:y="9.373cm" svg:viewBox="0 0 142 142" svg:d="M0 71c0-35 32-71 70-71 39 0 72 36 72 71 0 39-33 71-72 71-38 0-70-32-70-71z">
          <text:p/>
        </draw:path>
        <draw:path draw:style-name="gr61" draw:text-style-name="P57" draw:layer="layout" svg:width="0.138cm" svg:height="0.137cm" svg:x="5.485cm" svg:y="9.433cm" svg:viewBox="0 0 139 138" svg:d="M0 67c0-35 32-67 72-67 35 0 67 32 67 67 0 43-32 71-67 71-40 0-72-28-72-71z">
          <text:p/>
        </draw:path>
        <draw:path draw:style-name="gr32" draw:text-style-name="P28" draw:layer="layout" svg:width="0.137cm" svg:height="0.141cm" svg:x="7.521cm" svg:y="6.861cm" svg:viewBox="0 0 138 142" svg:d="M0 71c0-39 28-71 67-71 40 0 71 32 71 71 0 38-31 71-71 71-39 0-67-33-67-71z">
          <text:p/>
        </draw:path>
        <draw:path draw:style-name="gr61" draw:text-style-name="P57" draw:layer="layout" svg:width="0.141cm" svg:height="0.138cm" svg:x="5.485cm" svg:y="9.362cm" svg:viewBox="0 0 142 139" svg:d="M0 72c0-39 32-72 71-72 40 0 71 33 71 72s-31 67-71 67c-39 0-71-28-71-67z">
          <text:p/>
        </draw:path>
        <draw:path draw:style-name="gr61" draw:text-style-name="P57" draw:layer="layout" svg:width="0.137cm" svg:height="0.137cm" svg:x="5.69cm" svg:y="9.299cm" svg:viewBox="0 0 138 138" svg:d="M0 70c0-39 28-70 67-70s71 31 71 70c0 40-32 68-71 68s-67-28-67-68z">
          <text:p/>
        </draw:path>
        <draw:path draw:style-name="gr25" draw:text-style-name="P21" draw:layer="layout" svg:width="0.138cm" svg:height="0.137cm" svg:x="8.441cm" svg:y="6.858cm" svg:viewBox="0 0 139 138" svg:d="M0 71c0-40 32-71 71-71 35 0 68 31 68 71 0 39-33 67-68 67-39 0-71-28-71-67z">
          <text:p/>
        </draw:path>
        <draw:path draw:style-name="gr68" draw:text-style-name="P64" draw:layer="layout" svg:width="0.137cm" svg:height="0.138cm" svg:x="5.87cm" svg:y="7.048cm" svg:viewBox="0 0 138 139" svg:d="M0 68c0-35 28-68 67-68 40 0 71 33 71 68 0 39-31 71-71 71-39 0-67-32-67-71z">
          <text:p/>
        </draw:path>
        <draw:path draw:style-name="gr68" draw:text-style-name="P64" draw:layer="layout" svg:width="0.137cm" svg:height="0.137cm" svg:x="5.884cm" svg:y="7.161cm" svg:viewBox="0 0 138 138" svg:d="M0 71c0-38 28-71 67-71 40 0 71 33 71 71 0 36-31 67-71 67-39 0-67-31-67-67z">
          <text:p/>
        </draw:path>
        <draw:path draw:style-name="gr68" draw:text-style-name="P64" draw:layer="layout" svg:width="0.142cm" svg:height="0.141cm" svg:x="5.52cm" svg:y="6.995cm" svg:viewBox="0 0 143 142" svg:d="M0 71c0-39 32-71 72-71 39 0 71 32 71 71 0 38-32 71-71 71-40 0-72-33-72-71z">
          <text:p/>
        </draw:path>
        <draw:path draw:style-name="gr68" draw:text-style-name="P64" draw:layer="layout" svg:width="0.138cm" svg:height="0.141cm" svg:x="5.739cm" svg:y="7.147cm" svg:viewBox="0 0 139 142" svg:d="M0 70c0-38 32-70 67-70 40 0 72 32 72 70 0 39-32 72-72 72-35 0-67-33-67-72z">
          <text:p/>
        </draw:path>
        <draw:path draw:style-name="gr68" draw:text-style-name="P64" draw:layer="layout" svg:width="0.138cm" svg:height="0.138cm" svg:x="5.958cm" svg:y="7.097cm" svg:viewBox="0 0 139 139" svg:d="M0 71c0-39 33-71 71-71 36 0 68 32 68 71 0 40-32 68-68 68-38 0-71-28-71-68z">
          <text:p/>
        </draw:path>
        <draw:path draw:style-name="gr63" draw:text-style-name="P59" draw:layer="layout" svg:width="0.142cm" svg:height="0.141cm" svg:x="6.469cm" svg:y="8.576cm" svg:viewBox="0 0 143 142" svg:d="M0 70c0-39 32-70 71-70 40 0 72 31 72 70 0 40-32 72-72 72-39 0-71-32-71-72z">
          <text:p/>
        </draw:path>
        <draw:path draw:style-name="gr25" draw:text-style-name="P21" draw:layer="layout" svg:width="0.137cm" svg:height="0.138cm" svg:x="8.904cm" svg:y="6.914cm" svg:viewBox="0 0 138 139" svg:d="M0 68c0-35 28-68 67-68s71 33 71 68c0 39-32 71-71 71s-67-32-67-71z">
          <text:p/>
        </draw:path>
        <draw:path draw:style-name="gr55" draw:text-style-name="P51" draw:layer="layout" svg:width="0.138cm" svg:height="0.138cm" svg:x="5.778cm" svg:y="7.069cm" svg:viewBox="0 0 139 139" svg:d="M0 67c0-35 32-67 72-67 35 0 67 32 67 67 0 39-32 72-67 72-40 0-72-33-72-72z">
          <text:p/>
        </draw:path>
        <draw:path draw:style-name="gr55" draw:text-style-name="P51" draw:layer="layout" svg:width="0.137cm" svg:height="0.138cm" svg:x="6.304cm" svg:y="7.256cm" svg:viewBox="0 0 138 139" svg:d="M0 67c0-35 31-67 71-67 39 0 67 32 67 67 0 40-28 72-67 72-40 0-71-32-71-72z">
          <text:p/>
        </draw:path>
        <draw:path draw:style-name="gr55" draw:text-style-name="P51" draw:layer="layout" svg:width="0.137cm" svg:height="0.138cm" svg:x="5.969cm" svg:y="7.062cm" svg:viewBox="0 0 138 139" svg:d="M0 67c0-39 31-67 70-67 35 0 68 28 68 67s-33 72-68 72c-39 0-70-33-70-72z">
          <text:p/>
        </draw:path>
        <draw:path draw:style-name="gr55" draw:text-style-name="P51" draw:layer="layout" svg:width="0.138cm" svg:height="0.141cm" svg:x="6.025cm" svg:y="7.161cm" svg:viewBox="0 0 139 142" svg:d="M0 70c0-38 32-70 67-70 40 0 72 32 72 70 0 40-32 72-72 72-35 0-67-32-67-72z">
          <text:p/>
        </draw:path>
        <draw:path draw:style-name="gr69" draw:text-style-name="P65" draw:layer="layout" svg:width="0.141cm" svg:height="0.141cm" svg:x="6.575cm" svg:y="7.03cm" svg:viewBox="0 0 142 142" svg:d="M0 71c0-35 32-71 71-71s71 36 71 71c0 40-32 71-71 71s-71-31-71-71z">
          <text:p/>
        </draw:path>
        <draw:path draw:style-name="gr69" draw:text-style-name="P65" draw:layer="layout" svg:width="0.138cm" svg:height="0.138cm" svg:x="6.554cm" svg:y="7.016cm" svg:viewBox="0 0 139 139" svg:d="M0 72c0-40 32-72 71-72 36 0 68 32 68 72 0 39-32 67-68 67-39 0-71-28-71-67z">
          <text:p/>
        </draw:path>
        <draw:polygon draw:style-name="gr70" draw:text-style-name="P2" draw:layer="layout" svg:width="11.25cm" svg:height="11.218cm" svg:x="2.215cm" svg:y="0.769cm" svg:viewBox="0 0 11251 11219" draw:points="11251,5610 11240,5253 11209,4901 11152,4547 11071,4201 10972,3859 10849,3524 10708,3199 10542,2882 10359,2575 10157,2282 9935,2003 9699,1739 9445,1488 9173,1255 8891,1040 8591,843 8284,663 7963,508 7635,370 7296,254 6954,158 6605,84 6249,35 5892,7 5536,0 5180,17 4827,56 4474,120 4125,204 3786,306 3451,433 3126,582 2812,751 2508,938 2215,1146 1940,1368 1679,1612 1432,1869 1203,2141 991,2427 797,2727 624,3037 469,3358 339,3690 226,4028 134,4374 67,4723 25,5077 0,5433 0,5790 25,6142 67,6495 134,6848 226,7190 339,7529 469,7860 624,8181 797,8492 991,8792 1203,9078 1432,9349 1679,9607 1940,9850 2215,10072 2508,10281 2812,10467 3126,10637 3451,10785 3786,10912 4125,11018 4474,11099 4827,11162 5180,11201 5536,11219 5892,11212 6249,11184 6605,11134 6954,11060 7296,10965 7635,10852 7963,10711 8284,10556 8591,10376 8891,10178 9173,9963 9445,9730 9699,9480 9935,9215 10157,8936 10359,8644 10542,8337 10708,8023 10849,7695 10972,7360 11071,7017 11152,6672 11209,6319 11240,5966">
          <text:p/>
        </draw:polygon>
        <draw:line draw:style-name="gr71" draw:text-style-name="P2" draw:layer="layout" svg:x1="7.838cm" svg:y1="6.379cm" svg:x2="9.381cm" svg:y2="1.64cm">
          <text:p/>
        </draw:line>
        <draw:polyline draw:style-name="gr71" draw:text-style-name="P2" draw:layer="layout" svg:width="0.24cm" svg:height="0.247cm" svg:x="9.193cm" svg:y="1.64cm" svg:viewBox="0 0 241 248" draw:points="241,248 188,0 0,169">
          <text:p/>
        </draw:polyline>
        <draw:line draw:style-name="gr71" draw:text-style-name="P2" draw:layer="layout" svg:x1="7.843cm" svg:y1="6.378cm" svg:x2="5.813cm" svg:y2="9.684cm">
          <text:p/>
        </draw:line>
        <draw:polyline draw:style-name="gr71" draw:text-style-name="P2" draw:layer="layout" svg:width="0.223cm" svg:height="0.254cm" svg:x="5.813cm" svg:y="9.429cm" svg:viewBox="0 0 224 255" draw:points="7,0 0,255 224,132">
          <text:p/>
        </draw:polyline>
        <draw:line draw:style-name="gr72" draw:text-style-name="P2" draw:layer="layout" svg:x1="7.843cm" svg:y1="6.378cm" svg:x2="6.131cm" svg:y2="9.776cm">
          <text:p/>
        </draw:line>
        <draw:polyline draw:style-name="gr72" draw:text-style-name="P2" draw:layer="layout" svg:width="0.222cm" svg:height="0.25cm" svg:x="6.117cm" svg:y="9.525cm" svg:viewBox="0 0 223 251" draw:points="0,0 14,251 223,113">
          <text:p/>
        </draw:polyline>
        <draw:line draw:style-name="gr72" draw:text-style-name="P2" draw:layer="layout" svg:x1="7.843cm" svg:y1="6.378cm" svg:x2="6.018cm" svg:y2="9.466cm">
          <text:p/>
        </draw:line>
        <draw:polyline draw:style-name="gr72" draw:text-style-name="P2" draw:layer="layout" svg:width="0.219cm" svg:height="0.251cm" svg:x="6.018cm" svg:y="9.214cm" svg:viewBox="0 0 220 252" draw:points="3,0 0,252 220,127">
          <text:p/>
        </draw:polyline>
        <draw:line draw:style-name="gr71" draw:text-style-name="P2" draw:layer="layout" svg:x1="7.843cm" svg:y1="6.378cm" svg:x2="6.254cm" svg:y2="10.781cm">
          <text:p/>
        </draw:line>
        <draw:polyline draw:style-name="gr71" draw:text-style-name="P2" draw:layer="layout" svg:width="0.237cm" svg:height="0.247cm" svg:x="6.208cm" svg:y="10.533cm" svg:viewBox="0 0 238 248" draw:points="0,0 47,248 238,85">
          <text:p/>
        </draw:polyline>
        <draw:line draw:style-name="gr71" draw:text-style-name="P2" draw:layer="layout" svg:x1="7.838cm" svg:y1="6.379cm" svg:x2="11.215cm" svg:y2="3.654cm">
          <text:p/>
        </draw:line>
        <draw:polyline draw:style-name="gr71" draw:text-style-name="P2" draw:layer="layout" svg:width="0.247cm" svg:height="0.237cm" svg:x="10.967cm" svg:y="3.654cm" svg:viewBox="0 0 248 238" draw:points="156,238 248,0 0,40">
          <text:p/>
        </draw:polyline>
        <draw:line draw:style-name="gr73" draw:text-style-name="P2" draw:layer="layout" svg:x1="7.838cm" svg:y1="6.379cm" svg:x2="9.571cm" svg:y2="4.367cm">
          <text:p/>
        </draw:line>
        <draw:polyline draw:style-name="gr73" draw:text-style-name="P2" draw:layer="layout" svg:width="0.236cm" svg:height="0.247cm" svg:x="9.334cm" svg:y="4.367cm" svg:viewBox="0 0 237 248" draw:points="187,248 237,0 0,85">
          <text:p/>
        </draw:polyline>
        <draw:line draw:style-name="gr73" draw:text-style-name="P2" draw:layer="layout" svg:x1="7.843cm" svg:y1="6.378cm" svg:x2="6.018cm" svg:y2="10.386cm">
          <text:p/>
        </draw:line>
        <draw:polyline draw:style-name="gr73" draw:text-style-name="P2" draw:layer="layout" svg:width="0.226cm" svg:height="0.25cm" svg:x="5.997cm" svg:y="10.135cm" svg:viewBox="0 0 227 251" draw:points="0,0 24,251 227,106">
          <text:p/>
        </draw:polyline>
        <draw:line draw:style-name="gr73" draw:text-style-name="P2" draw:layer="layout" svg:x1="7.838cm" svg:y1="6.378cm" svg:x2="13.24cm" svg:y2="6.488cm">
          <text:p/>
        </draw:line>
        <draw:polyline draw:style-name="gr73" draw:text-style-name="P2" draw:layer="layout" svg:width="0.222cm" svg:height="0.25cm" svg:x="13.017cm" svg:y="6.357cm" svg:viewBox="0 0 223 251" draw:points="0,251 223,131 7,0">
          <text:p/>
        </draw:polyline>
        <draw:line draw:style-name="gr73" draw:text-style-name="P2" draw:layer="layout" svg:x1="7.838cm" svg:y1="6.379cm" svg:x2="7.966cm" svg:y2="2.642cm">
          <text:p/>
        </draw:line>
        <draw:polyline draw:style-name="gr73" draw:text-style-name="P2" draw:layer="layout" svg:width="0.254cm" svg:height="0.219cm" svg:x="7.831cm" svg:y="2.642cm" svg:viewBox="0 0 255 220" draw:points="255,220 134,0 0,212">
          <text:p/>
        </draw:polyline>
        <draw:line draw:style-name="gr73" draw:text-style-name="P2" draw:layer="layout" svg:x1="7.843cm" svg:y1="6.379cm" svg:x2="5.535cm" svg:y2="2.614cm">
          <text:p/>
        </draw:line>
        <draw:polyline draw:style-name="gr73" draw:text-style-name="P2" draw:layer="layout" svg:width="0.218cm" svg:height="0.25cm" svg:x="5.535cm" svg:y="2.614cm" svg:viewBox="0 0 219 251" draw:points="219,121 0,0 7,251">
          <text:p/>
        </draw:polyline>
        <draw:line draw:style-name="gr73" draw:text-style-name="P2" draw:layer="layout" svg:x1="7.843cm" svg:y1="6.378cm" svg:x2="4.596cm" svg:y2="9.406cm">
          <text:p/>
        </draw:line>
        <draw:polyline draw:style-name="gr73" draw:text-style-name="P2" draw:layer="layout" svg:width="0.247cm" svg:height="0.24cm" svg:x="4.596cm" svg:y="9.165cm" svg:viewBox="0 0 248 241" draw:points="74,0 0,241 248,184">
          <text:p/>
        </draw:polyline>
        <draw:line draw:style-name="gr73" draw:text-style-name="P2" draw:layer="layout" svg:x1="7.843cm" svg:y1="6.378cm" svg:x2="6.399cm" svg:y2="9.462cm">
          <text:p/>
        </draw:line>
        <draw:polyline draw:style-name="gr73" draw:text-style-name="P2" draw:layer="layout" svg:width="0.229cm" svg:height="0.247cm" svg:x="6.378cm" svg:y="9.214cm" svg:viewBox="0 0 230 248" draw:points="0,0 21,248 230,103">
          <text:p/>
        </draw:polyline>
        <draw:line draw:style-name="gr73" draw:text-style-name="P2" draw:layer="layout" svg:x1="7.843cm" svg:y1="6.379cm" svg:x2="7.235cm" svg:y2="4.268cm">
          <text:p/>
        </draw:line>
        <draw:polyline draw:style-name="gr73" draw:text-style-name="P2" draw:layer="layout" svg:width="0.24cm" svg:height="0.244cm" svg:x="7.175cm" svg:y="4.268cm" svg:viewBox="0 0 241 245" draw:points="241,173 60,0 0,245">
          <text:p/>
        </draw:polyline>
        <draw:line draw:style-name="gr73" draw:text-style-name="P2" draw:layer="layout" svg:x1="7.843cm" svg:y1="6.378cm" svg:x2="4.794cm" svg:y2="8.605cm">
          <text:p/>
        </draw:line>
        <draw:polyline draw:style-name="gr73" draw:text-style-name="P2" draw:layer="layout" svg:width="0.25cm" svg:height="0.233cm" svg:x="4.794cm" svg:y="8.371cm" svg:viewBox="0 0 251 234" draw:points="103,0 0,234 251,206">
          <text:p/>
        </draw:polyline>
        <draw:line draw:style-name="gr73" draw:text-style-name="P2" draw:layer="layout" svg:x1="7.838cm" svg:y1="6.379cm" svg:x2="9.988cm" svg:y2="4.272cm">
          <text:p/>
        </draw:line>
        <draw:polyline draw:style-name="gr73" draw:text-style-name="P2" draw:layer="layout" svg:width="0.244cm" svg:height="0.24cm" svg:x="9.743cm" svg:y="4.272cm" svg:viewBox="0 0 245 241" draw:points="174,241 245,0 0,63">
          <text:p/>
        </draw:polyline>
        <draw:frame draw:style-name="gr74" draw:text-style-name="P67" draw:layer="layout" svg:width="2.546cm" svg:height="0.391cm" svg:x="8.012cm" svg:y="1.186cm">
          <draw:text-box>
            <text:p text:style-name="P66"><text:span text:style-name="T1">Relative Depth</text:span></text:p>
          </draw:text-box>
        </draw:frame>
        <draw:frame draw:style-name="gr74" draw:text-style-name="P67" draw:layer="layout" svg:width="1.725cm" svg:height="0.391cm" svg:x="3.863cm" svg:y="9.88cm">
          <draw:text-box>
            <text:p text:style-name="P66"><text:span text:style-name="T1">Irradiance</text:span></text:p>
          </draw:text-box>
        </draw:frame>
        <draw:frame draw:style-name="gr74" draw:text-style-name="P67" draw:layer="layout" svg:width="1.661cm" svg:height="0.391cm" svg:x="4.191cm" svg:y="10.261cm">
          <draw:text-box>
            <text:p text:style-name="P66"><text:span text:style-name="T2">Gross PS</text:span></text:p>
          </draw:text-box>
        </draw:frame>
        <draw:frame draw:style-name="gr74" draw:text-style-name="P67" draw:layer="layout" svg:width="2.373cm" svg:height="0.391cm" svg:x="3.429cm" svg:y="9.488cm">
          <draw:text-box>
            <text:p text:style-name="P66"><text:span text:style-name="T2">%C Replaced</text:span></text:p>
          </draw:text-box>
        </draw:frame>
        <draw:frame draw:style-name="gr74" draw:text-style-name="P67" draw:layer="layout" svg:width="3.126cm" svg:height="0.391cm" svg:x="5.256cm" svg:y="10.912cm">
          <draw:text-box>
            <text:p text:style-name="P66"><text:span text:style-name="T1">Dissolved Oxygen</text:span></text:p>
          </draw:text-box>
        </draw:frame>
        <draw:frame draw:style-name="gr74" draw:text-style-name="P67" draw:layer="layout" svg:width="1.403cm" svg:height="0.391cm" svg:x="10.795cm" svg:y="3.194cm">
          <draw:text-box>
            <text:p text:style-name="P66"><text:span text:style-name="T1">Porosity</text:span></text:p>
          </draw:text-box>
        </draw:frame>
        <draw:frame draw:style-name="gr74" draw:text-style-name="P69" draw:layer="layout" svg:width="2.91cm" svg:height="0.391cm" svg:x="8.774cm" svg:y="3.8cm">
          <draw:text-box>
            <text:p text:style-name="P68"><text:span text:style-name="T3">Spirochaetaceae</text:span></text:p>
          </draw:text-box>
        </draw:frame>
        <draw:frame draw:style-name="gr74" draw:text-style-name="P69" draw:layer="layout" svg:width="2.589cm" svg:height="0.391cm" svg:x="6.555cm" svg:y="10.15cm">
          <draw:text-box>
            <text:p text:style-name="P68"><text:span text:style-name="T3">Phormidiaceae</text:span></text:p>
          </draw:text-box>
        </draw:frame>
        <draw:frame draw:style-name="gr74" draw:text-style-name="P69" draw:layer="layout" svg:width="3.668cm" svg:height="0.391cm" svg:x="10.16cm" svg:y="5.988cm">
          <draw:text-box>
            <text:p text:style-name="P68"><text:span text:style-name="T3">Pseudanabaenaceae</text:span></text:p>
          </draw:text-box>
        </draw:frame>
        <draw:frame draw:style-name="gr74" draw:text-style-name="P67" draw:layer="layout" svg:width="2.288cm" svg:height="0.391cm" svg:x="6.645cm" svg:y="2.186cm">
          <draw:text-box>
            <text:p text:style-name="P70"><text:span text:style-name="T4">Anaerolineae</text:span></text:p>
          </draw:text-box>
        </draw:frame>
        <draw:frame draw:style-name="gr74" draw:text-style-name="P67" draw:layer="layout" svg:width="2.737cm" svg:height="0.391cm" svg:x="2.794cm" svg:y="2.149cm">
          <draw:text-box>
            <text:p text:style-name="P66"><text:span text:style-name="T5">Rhodospirillales</text:span></text:p>
          </draw:text-box>
        </draw:frame>
        <draw:frame draw:style-name="gr74" draw:text-style-name="P69" draw:layer="layout" svg:width="3.279cm" svg:height="0.391cm" svg:x="1.751cm" svg:y="8.639cm">
          <draw:text-box>
            <text:p text:style-name="P68"><text:span text:style-name="T3">Rhodobacteraceae</text:span></text:p>
          </draw:text-box>
        </draw:frame>
        <draw:frame draw:style-name="gr74" draw:text-style-name="P67" draw:layer="layout" svg:width="2.004cm" svg:height="0.391cm" svg:x="7.013cm" svg:y="9.018cm">
          <draw:text-box>
            <text:p text:style-name="P66"><text:span text:style-name="T5">Rhizobiales</text:span></text:p>
          </draw:text-box>
        </draw:frame>
        <draw:frame draw:style-name="gr74" draw:text-style-name="P69" draw:layer="layout" svg:width="3.084cm" svg:height="0.391cm" svg:x="4.41cm" svg:y="3.811cm">
          <draw:text-box>
            <text:p text:style-name="P68"><text:span text:style-name="T3">Rhodospirillaceae</text:span></text:p>
          </draw:text-box>
        </draw:frame>
        <draw:frame draw:style-name="gr74" draw:text-style-name="P67" draw:layer="layout" svg:width="2.352cm" svg:height="0.391cm" svg:x="2.286cm" svg:y="8.118cm">
          <draw:text-box>
            <text:p text:style-name="P66"><text:span text:style-name="T5">Bacteroidales</text:span></text:p>
          </draw:text-box>
        </draw:frame>
        <draw:polygon draw:style-name="gr75" draw:text-style-name="P2" draw:layer="layout" svg:width="12.375cm" svg:height="12.34cm" svg:x="1.654cm" svg:y="0.208cm" svg:viewBox="0 0 12376 12341" draw:points="0,12341 12376,12341 12376,0 0,0">
          <text:p/>
        </draw:polygon>
        <draw:frame draw:style-name="gr74" draw:text-style-name="P67" draw:layer="layout" svg:width="2.847cm" svg:height="0.391cm" svg:x="10.033cm" svg:y="4.689cm">
          <draw:text-box>
            <text:p text:style-name="P66"><text:span text:style-name="T5">Phycisphaerales</text:span></text:p>
          </draw:text-box>
        </draw:frame>
        <draw:frame draw:style-name="gr76" draw:text-style-name="P71" draw:layer="layout" svg:width="0.692cm" svg:height="0.352cm" svg:x="0.769cm" svg:y="11.843cm">
          <draw:text-box>
            <text:p text:style-name="P66"><text:span text:style-name="T6">−</text:span><text:span text:style-name="T6">1.0</text:span></text:p>
          </draw:text-box>
        </draw:frame>
        <draw:frame draw:style-name="gr76" draw:text-style-name="P71" draw:layer="layout" svg:width="0.692cm" svg:height="0.352cm" svg:x="0.769cm" svg:y="9.038cm">
          <draw:text-box>
            <text:p text:style-name="P66"><text:span text:style-name="T6">−</text:span><text:span text:style-name="T6">0.5</text:span></text:p>
          </draw:text-box>
        </draw:frame>
        <draw:frame draw:style-name="gr76" draw:text-style-name="P71" draw:layer="layout" svg:width="0.489cm" svg:height="0.352cm" svg:x="0.974cm" svg:y="6.234cm">
          <draw:text-box>
            <text:p text:style-name="P66"><text:span text:style-name="T6">0.0</text:span></text:p>
          </draw:text-box>
        </draw:frame>
        <draw:line draw:style-name="gr77" draw:text-style-name="P2" draw:layer="layout" svg:x1="1.548cm" svg:y1="11.987cm" svg:x2="1.654cm" svg:y2="11.987cm">
          <text:p/>
        </draw:line>
        <draw:line draw:style-name="gr77" draw:text-style-name="P2" draw:layer="layout" svg:x1="1.548cm" svg:y1="9.182cm" svg:x2="1.654cm" svg:y2="9.182cm">
          <text:p/>
        </draw:line>
        <draw:line draw:style-name="gr77" draw:text-style-name="P2" draw:layer="layout" svg:x1="1.548cm" svg:y1="6.378cm" svg:x2="1.654cm" svg:y2="6.378cm">
          <text:p/>
        </draw:line>
        <draw:line draw:style-name="gr77" draw:text-style-name="P2" draw:layer="layout" svg:x1="1.548cm" svg:y1="3.573cm" svg:x2="1.654cm" svg:y2="3.573cm">
          <text:p/>
        </draw:line>
        <draw:line draw:style-name="gr77" draw:text-style-name="P2" draw:layer="layout" svg:x1="1.548cm" svg:y1="0.769cm" svg:x2="1.654cm" svg:y2="0.769cm">
          <text:p/>
        </draw:line>
        <draw:line draw:style-name="gr77" draw:text-style-name="P2" draw:layer="layout" svg:x1="2.211cm" svg:y1="12.65cm" svg:x2="2.211cm" svg:y2="12.548cm">
          <text:p/>
        </draw:line>
        <draw:line draw:style-name="gr77" draw:text-style-name="P2" draw:layer="layout" svg:x1="5.027cm" svg:y1="12.65cm" svg:x2="5.027cm" svg:y2="12.548cm">
          <text:p/>
        </draw:line>
        <draw:line draw:style-name="gr77" draw:text-style-name="P2" draw:layer="layout" svg:x1="7.838cm" svg:y1="12.65cm" svg:x2="7.838cm" svg:y2="12.548cm">
          <text:p/>
        </draw:line>
        <draw:line draw:style-name="gr77" draw:text-style-name="P2" draw:layer="layout" svg:x1="10.653cm" svg:y1="12.65cm" svg:x2="10.653cm" svg:y2="12.548cm">
          <text:p/>
        </draw:line>
        <draw:line draw:style-name="gr77" draw:text-style-name="P2" draw:layer="layout" svg:x1="13.465cm" svg:y1="12.65cm" svg:x2="13.465cm" svg:y2="12.548cm">
          <text:p/>
        </draw:line>
        <draw:frame draw:style-name="gr76" draw:text-style-name="P71" draw:layer="layout" svg:width="0.489cm" svg:height="0.352cm" svg:x="0.974cm" svg:y="3.429cm">
          <draw:text-box>
            <text:p text:style-name="P66"><text:span text:style-name="T6">0.5</text:span></text:p>
          </draw:text-box>
        </draw:frame>
        <draw:frame draw:style-name="gr76" draw:text-style-name="P71" draw:layer="layout" svg:width="0.489cm" svg:height="0.352cm" svg:x="0.974cm" svg:y="0.624cm">
          <draw:text-box>
            <text:p text:style-name="P66"><text:span text:style-name="T6">1.0</text:span></text:p>
          </draw:text-box>
        </draw:frame>
        <draw:frame draw:style-name="gr76" draw:text-style-name="P71" draw:layer="layout" svg:width="0.692cm" svg:height="0.352cm" svg:x="1.866cm" svg:y="12.718cm">
          <draw:text-box>
            <text:p text:style-name="P66"><text:span text:style-name="T6">−</text:span><text:span text:style-name="T6">1.0</text:span></text:p>
          </draw:text-box>
        </draw:frame>
        <draw:frame draw:style-name="gr76" draw:text-style-name="P71" draw:layer="layout" svg:width="0.692cm" svg:height="0.352cm" svg:x="4.678cm" svg:y="12.718cm">
          <draw:text-box>
            <text:p text:style-name="P66"><text:span text:style-name="T6">−</text:span><text:span text:style-name="T6">0.5</text:span></text:p>
          </draw:text-box>
        </draw:frame>
        <draw:frame draw:style-name="gr76" draw:text-style-name="P71" draw:layer="layout" svg:width="0.489cm" svg:height="0.352cm" svg:x="7.595cm" svg:y="12.718cm">
          <draw:text-box>
            <text:p text:style-name="P66"><text:span text:style-name="T6">0.0</text:span></text:p>
          </draw:text-box>
        </draw:frame>
        <draw:frame draw:style-name="gr76" draw:text-style-name="P71" draw:layer="layout" svg:width="0.489cm" svg:height="0.352cm" svg:x="10.407cm" svg:y="12.718cm">
          <draw:text-box>
            <text:p text:style-name="P66"><text:span text:style-name="T6">0.5</text:span></text:p>
          </draw:text-box>
        </draw:frame>
        <draw:frame draw:style-name="gr76" draw:text-style-name="P71" draw:layer="layout" svg:width="0.489cm" svg:height="0.352cm" svg:x="13.222cm" svg:y="12.718cm">
          <draw:text-box>
            <text:p text:style-name="P66"><text:span text:style-name="T6">1.0</text:span></text:p>
          </draw:text-box>
        </draw:frame>
        <draw:polygon draw:style-name="gr1" draw:text-style-name="P1" draw:layer="layout" svg:width="3.066cm" svg:height="3.803cm" svg:x="10.639cm" svg:y="8.177cm" svg:viewBox="0 0 3067 3804" draw:points="0,3804 3067,3804 3067,0 0,0">
          <text:p/>
        </draw:polygon>
        <draw:frame draw:style-name="gr78" draw:text-style-name="P2" draw:layer="layout" svg:width="0.609cm" svg:height="3.049cm" svg:x="10.791cm" svg:y="8.783cm">
          <draw:image xlink:href="Pictures/1000000000000001000000156481E2D4.png" xlink:type="simple" xlink:show="embed" xlink:actuate="onLoad">
            <text:p/>
          </draw:image>
        </draw:frame>
        <draw:frame draw:style-name="gr79" draw:text-style-name="P72" draw:layer="layout" svg:width="2.893cm" svg:height="0.424cm" svg:x="6.392cm" svg:y="13.136cm">
          <draw:text-box>
            <text:p text:style-name="P66"><text:span text:style-name="T7">CAP1 <text:s text:c="2"/>[38.5%]</text:span></text:p>
          </draw:text-box>
        </draw:frame>
        <draw:frame draw:style-name="gr79" draw:text-style-name="P72" draw:layer="layout" svg:width="2.893cm" svg:height="0.424cm" draw:transform="rotate (1.5707963267949) translate (0.274cm 7.825cm)">
          <draw:text-box>
            <text:p text:style-name="P66"><text:span text:style-name="T7">CAP2 <text:s text:c="2"/>[20.2%]</text:span></text:p>
          </draw:text-box>
        </draw:frame>
        <draw:frame draw:style-name="gr76" draw:text-style-name="P71" draw:layer="layout" svg:width="0.352cm" svg:height="0.352cm" svg:x="11.553cm" svg:y="8.714cm">
          <draw:text-box>
            <text:p text:style-name="P66"><text:span text:style-name="T6">0</text:span></text:p>
          </draw:text-box>
        </draw:frame>
        <draw:line draw:style-name="gr80" draw:text-style-name="P2" draw:layer="layout" svg:x1="10.791cm" svg:y1="8.858cm" svg:x2="10.911cm" svg:y2="8.858cm">
          <text:p/>
        </draw:line>
        <draw:line draw:style-name="gr80" draw:text-style-name="P2" draw:layer="layout" svg:x1="10.791cm" svg:y1="11.754cm" svg:x2="10.911cm" svg:y2="11.754cm">
          <text:p/>
        </draw:line>
        <draw:line draw:style-name="gr80" draw:text-style-name="P2" draw:layer="layout" svg:x1="11.278cm" svg:y1="8.858cm" svg:x2="11.398cm" svg:y2="8.858cm">
          <text:p/>
        </draw:line>
        <draw:line draw:style-name="gr80" draw:text-style-name="P2" draw:layer="layout" svg:x1="11.278cm" svg:y1="11.754cm" svg:x2="11.398cm" svg:y2="11.754cm">
          <text:p/>
        </draw:line>
        <draw:frame draw:style-name="gr76" draw:text-style-name="P71" draw:layer="layout" svg:width="0.352cm" svg:height="0.352cm" svg:x="11.553cm" svg:y="11.61cm">
          <draw:text-box>
            <text:p text:style-name="P66"><text:span text:style-name="T6">1</text:span></text:p>
          </draw:text-box>
        </draw:frame>
        <draw:frame draw:style-name="gr79" draw:text-style-name="P72" draw:layer="layout" svg:width="2.775cm" svg:height="0.424cm" svg:x="10.791cm" svg:y="8.307cm">
          <draw:text-box>
            <text:p text:style-name="P66"><text:span text:style-name="T7">Relative Dept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F" svg:font-family="" style:font-family-generic="roman"/>
    <style:font-face style:name="Calibri" svg:font-family="Calibri" style:font-family-generic="swiss"/>
    <style:font-face style:name="Helvetica" svg:font-family="Helvetica"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4.216cm" fo:page-height="13.75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3-24T16:55:08.892023000</dc:date>
    <meta:editing-duration>PT7M2S</meta:editing-duration>
    <meta:editing-cycles>2</meta:editing-cycles>
    <meta:generator>LibreOffice/5.0.0.5$MacOSX_X86_64 LibreOffice_project/1b1a90865e348b492231e1c451437d7a15bb262b</meta:generator>
    <meta:document-statistic meta:object-count="370"/>
  </office:meta>
</office:document-meta>
</file>